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64000001B08C16F9CE.jpg" manifest:media-type="image/jpe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withoutfill">
      <style:graphic-properties draw:stroke="dash" draw:stroke-dash="Double_20_Dash_20__28_Rounded_29_" svg:stroke-width="0.159cm" svg:stroke-color="#777777" draw:marker-start-width="0.437cm" draw:marker-end-width="0.437cm" svg:stroke-opacity="75%" svg:stroke-linecap="round" draw:fill="none" draw:textarea-vertical-align="middle" fo:padding-top="0.203cm" fo:padding-bottom="0.203cm" fo:padding-left="0.328cm" fo:padding-right="0.328cm" loext:decorative="false"/>
    </style:style>
    <style:style style:name="gr2" style:family="graphic" style:parent-style-name="standard">
      <style:graphic-properties draw:stroke="none" draw:stroke-dash="Dash_20_Dot_20_4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loext:fill-use-slide-backgroun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 loext:shadow-blur="0cm" loext:decorative="false"/>
    </style:style>
    <style:style style:name="gr3" style:family="graphic" style:parent-style-name="standard">
      <style:graphic-properties draw:stroke="none" dr3d:vertical-segments="14" dr3d:close-front="true" dr3d:close-back="true" loext:decorative="false"/>
    </style:style>
    <style:style style:name="gr4" style:family="graphic" style:parent-style-name="standard">
      <style:graphic-properties draw:stroke="none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draw:stroke="none" draw:stroke-dash="Dash_20_Dot_20_4" svg:stroke-width="0cm" draw:stroke-linejoin="none" svg:stroke-linecap="butt" draw:fill="solid" draw:fill-color="#000000" draw:textarea-horizontal-align="center" draw:textarea-vertical-align="middle" loext:decorative="false"/>
    </style:style>
    <style:style style:name="gr7" style:family="graphic">
      <style:graphic-properties style:protect="size" loext:decorative="false"/>
    </style:style>
    <style:style style:name="gr8" style:family="graphic" style:parent-style-name="standard">
      <style:graphic-properties svg:stroke-width="0.081cm" svg:stroke-color="#000000" draw:marker-start="" draw:marker-start-width="0.421cm" draw:marker-end="Arrowheads_20_7" draw:marker-end-width="0.421cm" svg:stroke-opacity="50%" draw:textarea-vertical-align="middle" fo:padding-top="0.165cm" fo:padding-bottom="0.165cm" fo:padding-left="0.29cm" fo:padding-right="0.29cm" loext:decorative="false"/>
    </style:style>
    <style:style style:name="gr9" style:family="graphic" style:parent-style-name="standard">
      <style:graphic-properties draw:stroke="none" draw:fill="hatch" draw:fill-hatch-name="Green_20_90_20_Degrees_20_Triple" draw:textarea-horizontal-align="justify" draw:textarea-vertical-align="middle" draw:auto-grow-height="false" fo:min-height="1.274cm" fo:min-width="5.82cm" loext:decorative="false"/>
    </style:style>
    <style:style style:name="gr10" style:family="graphic" style:parent-style-name="standard">
      <style:graphic-properties svg:stroke-width="0.106cm" svg:stroke-color="#ee6677" draw:marker-start="" draw:marker-start-width="0.458cm" draw:marker-end="Arrowheads_20_6" draw:marker-end-width="0.458cm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41cm" svg:stroke-color="#aa3377" draw:marker-start="" draw:marker-start-width="0.51cm" draw:marker-end="Arrowheads_20_6" draw:marker-end-width="0.51cm" draw:textarea-vertical-align="middle" fo:padding-top="0.194cm" fo:padding-bottom="0.194cm" fo:padding-left="0.319cm" fo:padding-right="0.319cm" loext:decorative="false"/>
    </style:style>
    <style:style style:name="gr12" style:family="graphic" style:parent-style-name="standard">
      <style:graphic-properties svg:stroke-width="0.053cm" svg:stroke-color="#000000" draw:marker-start="" draw:marker-start-width="0.379cm" draw:marker-end="" draw:marker-end-width="0.379cm" draw:textarea-vertical-align="middle" fo:padding-top="0.151cm" fo:padding-bottom="0.151cm" fo:padding-left="0.276cm" fo:padding-right="0.276cm" loext:decorative="false"/>
    </style:style>
    <style:style style:name="gr13" style:family="graphic" style:parent-style-name="standard">
      <style:graphic-properties draw:stroke="none" draw:stroke-dash="Dash_20_Dot_20_4" svg:stroke-width="0cm" svg:stroke-color="#ee6677" draw:stroke-linejoin="none" svg:stroke-linecap="butt" draw:fill="solid" draw:fill-color="#ee6677" draw:textarea-horizontal-align="center" draw:textarea-vertical-align="middle" loext:decorative="false"/>
    </style:style>
    <style:style style:name="gr14" style:family="graphic" style:parent-style-name="standard">
      <style:graphic-properties draw:stroke="none" draw:stroke-dash="Dash_20_Dot_20_4" svg:stroke-width="0cm" draw:stroke-linejoin="none" svg:stroke-linecap="butt" draw:fill="solid" draw:fill-color="#aa3377" draw:textarea-horizontal-align="center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6" style:family="graphic" style:parent-style-name="standard">
      <style:graphic-properties svg:stroke-color="#000000" draw:fill-color="#bbbbbb" draw:opacity="50%" draw:textarea-horizontal-align="justify" draw:textarea-vertical-align="middle" draw:auto-grow-height="false" fo:min-height="6.038cm" fo:min-width="5.832cm" loext:decorative="false"/>
    </style:style>
    <style:style style:name="gr17" style:family="graphic" style:parent-style-name="standard">
      <style:graphic-properties svg:stroke-width="0.106cm" svg:stroke-color="#aa3377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8" style:family="graphic" style:parent-style-name="standard">
      <style:graphic-properties svg:stroke-width="0.106cm" svg:stroke-color="#228833" draw:marker-start="" draw:marker-start-width="0.458cm" draw:marker-end="Arrowheads_20_7" draw:marker-end-width="0.4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draw:stroke="none" draw:stroke-dash="Dash_20_Dot_20_4" svg:stroke-width="0cm" draw:stroke-linejoin="none" svg:stroke-linecap="butt" draw:fill="solid" draw:fill-color="#228833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fo:min-height="1.411cm" fo:min-width="1.412cm" loext:decorative="false"/>
      <style:paragraph-properties style:writing-mode="lr-tb"/>
    </style:style>
    <style:style style:name="gr21" style:family="graphic" style:parent-style-name="objectwithoutfill">
      <style:graphic-properties svg:stroke-width="0.106cm" svg:stroke-color="#555555" draw:marker-start-width="0.359cm" draw:marker-end-width="0.359cm" svg:stroke-opacity="75%" draw:fill="solid" draw:fill-color="#555555" loext:fill-use-slide-background="false" draw:opacity="25%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2" style:family="graphic" style:parent-style-name="standard">
      <style:graphic-properties draw:stroke="none" svg:stroke-color="#555555" draw:fill-color="#4477aa" draw:textarea-horizontal-align="justify" draw:textarea-vertical-align="middle" draw:auto-grow-height="false" fo:min-height="0cm" fo:min-width="0cm" fo:wrap-option="wrap" loext:decorative="false"/>
    </style:style>
    <style:style style:name="gr23" style:family="graphic">
      <style:graphic-properties style:writing-mode="lr-tb" loext:decorative="false"/>
    </style:style>
    <style:style style:name="gr24" style:family="graphic" style:parent-style-name="standard">
      <style:graphic-properties draw:stroke="none" svg:stroke-width="0.028cm" svg:stroke-color="#4477aa" draw:fill-color="#4477aa" draw:textarea-horizontal-align="justify" draw:textarea-vertical-align="middle" draw:auto-grow-height="false" fo:min-height="0cm" fo:min-width="0cm" fo:wrap-option="wrap" loext:decorative="false"/>
    </style:style>
    <style:style style:name="gr25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>
      <style:graphic-properties svg:stroke-width="0.028cm" svg:stroke-color="#4477aa" draw:marker-start-width="0.279cm" draw:marker-end="Arrowheads_20_6" draw:marker-end-width="0.279cm" draw:fill-color="#4477aa" draw:textarea-vertical-align="middle" fo:padding-top="0.139cm" fo:padding-bottom="0.139cm" fo:padding-left="0.264cm" fo:padding-right="0.264cm" loext:decorative="false"/>
    </style:style>
    <style:style style:name="gr27" style:family="graphic" style:parent-style-name="objectwithoutfill">
      <style:graphic-properties svg:stroke-width="0.106cm" svg:stroke-color="#555555" draw:marker-start-width="0.359cm" draw:marker-end-width="0.359cm" svg:stroke-opacity="75%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28" style:family="graphic" style:parent-style-name="standard">
      <style:graphic-properties draw:stroke="none" svg:stroke-color="#555555" draw:fill-color="#ee6677" draw:textarea-horizontal-align="justify" draw:textarea-vertical-align="middle" draw:auto-grow-height="false" fo:min-height="0cm" fo:min-width="0cm" fo:wrap-option="wrap" loext:decorative="false"/>
    </style:style>
    <style:style style:name="gr29" style:family="graphic" style:parent-style-name="objectwithoutfill">
      <style:graphic-properties svg:stroke-width="0.159cm" svg:stroke-color="#555555" draw:marker-start-width="0.438cm" draw:marker-end-width="0.438cm" svg:stroke-opacity="80%" draw:fill="solid" draw:fill-color="#555555" loext:fill-use-slide-background="false" draw:opacity="20%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0" style:family="graphic" style:parent-style-name="standard">
      <style:graphic-properties draw:stroke="none" draw:stroke-dash="Dash_20_Dot_20_4" svg:stroke-width="0cm" draw:stroke-linejoin="none" svg:stroke-linecap="butt" draw:fill="solid" draw:fill-color="#4477aa" draw:textarea-horizontal-align="center" draw:textarea-vertical-align="middle" loext:decorative="fals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2" style:family="graphic" style:parent-style-name="objectwithoutfill">
      <style:graphic-properties svg:stroke-width="0.159cm" svg:stroke-color="#555555" draw:marker-start-width="0.438cm" draw:marker-end-width="0.438cm" svg:stroke-opacity="75%" draw:fill="none" loext:fill-use-slide-background="false" draw:textarea-vertical-align="middle" fo:padding-top="0.204cm" fo:padding-bottom="0.204cm" fo:padding-left="0.329cm" fo:padding-right="0.329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33" style:family="graphic" style:parent-style-name="standard">
      <style:graphic-properties svg:stroke-width="0.081cm" svg:stroke-color="#4477aa" draw:marker-start="" draw:marker-start-width="0.421cm" draw:marker-end="Arrowheads_20_6" draw:marker-end-width="0.421cm" draw:textarea-vertical-align="middle" fo:padding-top="0.165cm" fo:padding-bottom="0.165cm" fo:padding-left="0.29cm" fo:padding-right="0.29cm" loext:decorative="false"/>
    </style:style>
    <style:style style:name="gr34" style:family="graphic" style:parent-style-name="standard">
      <style:graphic-properties draw:stroke-dash="Dash_20__28_Rounded_29_" svg:stroke-width="0.081cm" svg:stroke-color="#4477aa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5" style:family="graphic" style:parent-style-name="standard">
      <style:graphic-properties draw:stroke-dash="Dash_20__28_Rounded_29_" svg:stroke-width="0.081cm" svg:stroke-color="#aa3377" draw:marker-start-width="0.358cm" draw:marker-end="Arrowheads_20_6" draw:marker-end-width="0.5cm" draw:marker-end-center="true" svg:stroke-linecap="round" draw:fill-color="#4477aa" draw:textarea-horizontal-align="center" draw:textarea-vertical-align="middle" fo:padding-top="0.165cm" fo:padding-bottom="0.165cm" fo:padding-left="0.29cm" fo:padding-right="0.29cm" loext:decorative="false"/>
    </style:style>
    <style:style style:name="gr36" style:family="graphic" style:parent-style-name="standard">
      <style:graphic-properties draw:stroke="none" draw:fill-color="#ccbb44" draw:opacity="80%" draw:textarea-horizontal-align="justify" draw:textarea-vertical-align="top" draw:auto-grow-height="false" fo:min-height="2.469cm" fo:min-width="0cm" loext:decorative="false"/>
      <style:paragraph-properties style:writing-mode="lr-tb"/>
    </style:style>
    <style:style style:name="gr37" style:family="graphic" style:parent-style-name="standard">
      <style:graphic-properties draw:stroke="none" draw:stroke-dash="Dash_20_Dot_20_4" svg:stroke-width="0cm" draw:stroke-linejoin="none" svg:stroke-linecap="butt" draw:fill="solid" draw:fill-color="#ccbb44" draw:opacity="100%" draw:textarea-horizontal-align="center" draw:textarea-vertical-align="middle" loext:decorative="false"/>
    </style:style>
    <style:style style:name="gr38" style:family="graphic" style:parent-style-name="standard">
      <style:graphic-properties draw:stroke-dash="Dash_20__28_Rounded_29_" svg:stroke-width="0.028cm" svg:stroke-color="#4477aa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39" style:family="graphic" style:parent-style-name="standard">
      <style:graphic-properties draw:stroke-dash="Dash_20__28_Rounded_29_" svg:stroke-width="0.028cm" svg:stroke-color="#555555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41" style:family="graphic" style:parent-style-name="standard">
      <style:graphic-properties draw:stroke="none" svg:stroke-color="#555555" draw:fill-color="#aa3377" draw:textarea-horizontal-align="justify" draw:textarea-vertical-align="middle" draw:auto-grow-height="false" fo:min-height="0cm" fo:min-width="0cm" fo:wrap-option="wrap" loext:decorative="false"/>
    </style:style>
    <style:style style:name="gr42" style:family="graphic" style:parent-style-name="standard">
      <style:graphic-properties draw:stroke-dash="Dash_20__28_Rounded_29_" svg:stroke-width="0.028cm" svg:stroke-color="#aa3377" draw:marker-start-width="0.279cm" draw:marker-end="Arrowheads_20_6" draw:marker-end-width="0.279cm" svg:stroke-opacity="50%" draw:fill-color="#4477aa" draw:textarea-vertical-align="middle" fo:padding-top="0.139cm" fo:padding-bottom="0.139cm" fo:padding-left="0.264cm" fo:padding-right="0.264cm" loext:decorative="false"/>
    </style:style>
    <style:style style:name="gr43" style:family="graphic" style:parent-style-name="standard">
      <style:graphic-properties draw:stroke="none" svg:stroke-width="0cm" draw:fill-color="#aa3377" draw:textarea-horizontal-align="justify" draw:textarea-vertical-align="middle" draw:auto-grow-height="false" fo:min-height="0cm" fo:min-width="0cm" loext:decorative="false"/>
    </style:style>
    <style:style style:name="gr44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3.025cm" fo:min-width="1.441cm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svg:stroke-width="0.106cm" svg:stroke-color="#555555" draw:marker-start-width="0.359cm" draw:marker-end-width="0.359cm" draw:fill-color="#555555" draw:opacity="25%" draw:textarea-horizontal-align="justify" draw:textarea-vertical-align="middle" draw:auto-grow-height="false" fo:min-height="2.919cm" fo:min-width="1.335cm" fo:padding-top="0.178cm" fo:padding-bottom="0.178cm" fo:padding-left="0.303cm" fo:padding-right="0.303cm" loext:decorative="false"/>
    </style:style>
    <style:style style:name="gr46" style:family="graphic" style:parent-style-name="standard">
      <style:graphic-properties draw:stroke="none" draw:fill="none" fo:min-height="4.465cm" fo:min-width="27.549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3.137cm" fo:min-width="4.496cm" loext:decorative="false"/>
    </style:style>
    <style:style style:name="gr48" style:family="graphic" style:parent-style-name="standard">
      <style:graphic-properties draw:stroke="none" draw:fill-color="#ffffff" draw:textarea-horizontal-align="justify" draw:textarea-vertical-align="middle" draw:auto-grow-height="false" fo:min-height="3.3cm" fo:min-width="5.595cm" loext:decorative="false"/>
    </style:style>
    <style:style style:name="gr49" style:family="graphic" style:parent-style-name="standard">
      <style:graphic-properties svg:stroke-width="0.035cm" svg:stroke-color="#228833" draw:marker-start="" draw:marker-start-width="0.352cm" draw:marker-end="Arrowheads_20_6" draw:marker-end-width="0.352cm" draw:textarea-vertical-align="middle" fo:padding-top="0.142cm" fo:padding-bottom="0.142cm" fo:padding-left="0.267cm" fo:padding-right="0.267cm" loext:decorative="false"/>
    </style:style>
    <style:style style:name="gr50" style:family="graphic" style:parent-style-name="standard">
      <style:graphic-properties draw:stroke="none" draw:textarea-horizontal-align="justify" draw:textarea-vertical-align="middle" draw:auto-grow-height="false" fo:min-height="3.399cm" fo:min-width="0.146cm" loext:decorative="false"/>
    </style:style>
    <style:style style:name="gr51" style:family="graphic" style:parent-style-name="objectwithoutfill">
      <style:graphic-properties svg:stroke-width="0.106cm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52" style:family="graphic" style:parent-style-name="objectwithoutfill">
      <style:graphic-properties svg:stroke-width="0.106cm" draw:marker-start-width="0.359cm" draw:marker-end-width="0.359cm" draw:fill="none" loext:fill-use-slide-background="false" draw:textarea-vertical-align="middle" fo:padding-top="0.178cm" fo:padding-bottom="0.178cm" fo:padding-left="0.303cm" fo:padding-right="0.303cm" loext:decorative="false">
        <style:columns fo:column-count="1" fo:column-gap="0cm">
          <style:column style:rel-width="65535*" fo:start-indent="0cm" fo:end-indent="0cm"/>
        </style:columns>
      </style:graphic-properties>
    </style:style>
    <style:style style:name="gr53" style:family="graphic" style:parent-style-name="standard">
      <style:graphic-properties draw:stroke="none" svg:stroke-color="#555555" draw:fill-color="#555555" draw:textarea-horizontal-align="justify" draw:textarea-vertical-align="middle" draw:auto-grow-height="false" fo:min-height="0cm" fo:min-width="0cm" fo:wrap-option="wrap" loext:decorative="false"/>
    </style:style>
    <style:style style:name="pr1" style:family="presentation" style:parent-style-name="Default-notes">
      <style:graphic-properties draw:fill-color="#ffffff" fo:min-height="12.572cm" fo:min-width="16.771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true" draw:auto-grow-width="true" fo:min-height="12.572cm" fo:min-width="16.77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="hatch" draw:fill-hatch-name="Green_20_90_20_Degrees_20_Triple"/>
      <style:paragraph-properties fo:text-align="center"/>
    </style:style>
    <style:style style:name="P6" style:family="paragraph">
      <loext:graphic-properties draw:fill="solid" draw:fill-color="#ee6677"/>
      <style:paragraph-properties fo:text-align="center"/>
    </style:style>
    <style:style style:name="P7" style:family="paragraph">
      <loext:graphic-properties draw:fill="solid" draw:fill-color="#aa3377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-color="#bbbbbb" draw:opacity="50%"/>
      <style:paragraph-properties fo:text-align="center"/>
    </style:style>
    <style:style style:name="P10" style:family="paragraph">
      <loext:graphic-properties draw:fill="solid" draw:fill-color="#228833"/>
      <style:paragraph-properties fo:text-align="center"/>
      <style:text-properties fo:color="#228833" loext:opacity="100%"/>
    </style:style>
    <style:style style:name="P11" style:family="paragraph">
      <loext:graphic-properties draw:fill="none"/>
      <style:text-properties fo:color="#228833" loext:opacity="100%"/>
    </style:style>
    <style:style style:name="P12" style:family="paragraph">
      <loext:graphic-properties draw:fill="none"/>
      <style:text-properties fo:color="#aa3377" loext:opacity="100%"/>
    </style:style>
    <style:style style:name="P13" style:family="paragraph">
      <loext:graphic-properties draw:fill="solid" draw:fill-color="#555555" draw:opacity="25%"/>
      <style:paragraph-properties fo:text-align="center"/>
    </style:style>
    <style:style style:name="P14" style:family="paragraph">
      <loext:graphic-properties draw:fill-color="#4477aa"/>
      <style:paragraph-properties fo:text-align="center"/>
    </style:style>
    <style:style style:name="P15" style:family="paragraph">
      <loext:graphic-properties draw:fill-color="#ee6677"/>
      <style:paragraph-properties fo:text-align="center"/>
    </style:style>
    <style:style style:name="P16" style:family="paragraph">
      <loext:graphic-properties draw:fill="solid" draw:fill-color="#555555" draw:opacity="20%"/>
      <style:paragraph-properties fo:text-align="center"/>
    </style:style>
    <style:style style:name="P17" style:family="paragraph">
      <loext:graphic-properties draw:fill="solid" draw:fill-color="#4477aa"/>
      <style:paragraph-properties fo:text-align="center"/>
    </style:style>
    <style:style style:name="P18" style:family="paragraph">
      <style:text-properties fo:color="#aa3377" loext:opacity="100%"/>
    </style:style>
    <style:style style:name="P19" style:family="paragraph">
      <loext:graphic-properties draw:fill="none" draw:fill-color="#ffffff"/>
      <style:text-properties fo:color="#aa3377" loext:opacity="100%" style:font-name="Palatino LT Std"/>
    </style:style>
    <style:style style:name="P20" style:family="paragraph">
      <style:paragraph-properties fo:text-align="center"/>
      <style:text-properties fo:color="#4477aa" loext:opacity="100%"/>
    </style:style>
    <style:style style:name="P21" style:family="paragraph">
      <loext:graphic-properties draw:fill-color="#ccbb44" draw:opacity="80%"/>
      <style:paragraph-properties fo:text-align="center"/>
    </style:style>
    <style:style style:name="P22" style:family="paragraph">
      <loext:graphic-properties draw:fill="solid" draw:fill-color="#ccbb44" draw:opacity="100%"/>
      <style:paragraph-properties fo:text-align="center"/>
    </style:style>
    <style:style style:name="P23" style:family="paragraph">
      <loext:graphic-properties draw:fill="none" draw:fill-color="#ffffff"/>
      <style:text-properties fo:color="#4477aa" loext:opacity="100%" style:font-name="Palatino LT Std" fo:font-weight="bold" style:font-weight-asian="bold" style:font-weight-complex="bold"/>
    </style:style>
    <style:style style:name="P24" style:family="paragraph">
      <loext:graphic-properties draw:fill-color="#aa3377"/>
      <style:paragraph-properties fo:text-align="center"/>
    </style:style>
    <style:style style:name="P25" style:family="paragraph">
      <loext:graphic-properties draw:fill="none" draw:fill-color="#ffffff"/>
      <style:text-properties fo:color="#aa3377" loext:opacity="100%" style:font-name="Palatino LT Std" fo:font-weight="bold" style:font-weight-asian="bold" style:font-weight-complex="bold"/>
    </style:style>
    <style:style style:name="P26" style:family="paragraph">
      <loext:graphic-properties draw:fill-color="#555555" draw:opacity="25%"/>
      <style:paragraph-properties fo:text-align="center"/>
    </style:style>
    <style:style style:name="P27" style:family="paragraph">
      <style:paragraph-properties fo:margin-left="0cm" fo:margin-right="0cm" fo:margin-top="0cm" fo:margin-bottom="0cm" fo:line-height="100%" fo:text-indent="0cm"/>
    </style:style>
    <style:style style:name="P28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1pt"/>
    </style:style>
    <style:style style:name="P29" style:family="paragraph">
      <loext:graphic-properties draw:fill-color="#ffffff"/>
      <style:paragraph-properties fo:text-align="center"/>
    </style:style>
    <style:style style:name="P30" style:family="paragraph">
      <loext:graphic-properties draw:fill="solid" draw:fill-color="#729fcf"/>
      <style:paragraph-properties fo:text-align="center"/>
    </style:style>
    <style:style style:name="P31" style:family="paragraph">
      <loext:graphic-properties draw:fill-color="#555555"/>
      <style:paragraph-properties fo:text-align="center"/>
    </style:style>
    <style:style style:name="T1" style:family="text">
      <style:text-properties fo:font-variant="normal" fo:text-transform="none" fo:color="#228833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aa3377" loext:opacity="100%" style:text-outline="false" style:text-line-through-style="none" style:text-line-through-type="none" style:font-name="Font Awesome 6 Free Solid1" fo:font-size="40pt" fo:font-style="normal" fo:text-shadow="none" style:text-underline-style="none" fo:font-weight="normal" style:letter-kerning="true" fo:background-color="transparent" style:font-name-asian="Font Awesome 6 Free Solid1" style:font-size-asian="40pt" style:font-style-asian="normal" style:font-weight-asian="normal" style:font-name-complex="Font Awesome 6 Free Solid1" style:font-size-complex="40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Palatino LT Std" fo:font-size="66pt" style:font-size-asian="54pt" style:font-size-complex="54pt"/>
    </style:style>
    <style:style style:name="T4" style:family="text">
      <style:text-properties fo:color="#4477aa" loext:opacity="100%" style:font-name="Palatino LT Std" fo:font-weight="bold" style:font-weight-asian="bold" style:font-weight-complex="bold"/>
    </style:style>
    <style:style style:name="T5" style:family="text">
      <style:text-properties fo:color="#aa3377" loext:opacity="100%" style:font-name="Palatino LT Std" fo:font-weight="bold" style:font-weight-asian="bold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bold" style:letter-kerning="true" fo:background-color="transparent" style:font-name-asian="Font Awesome 6 Free Solid1" style:font-size-asian="14pt" style:font-style-asian="normal" style:font-weight-asian="bold" style:font-name-complex="Font Awesome 6 Free Solid1" style:font-size-complex="14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Solid1" fo:font-size="14pt" fo:font-style="normal" fo:text-shadow="none" style:text-underline-style="none" fo:font-weight="normal" style:letter-kerning="true" fo:background-color="transparent" style:font-name-asian="Font Awesome 6 Free Solid1" style:font-size-asian="14pt" style:font-style-asian="normal" style:font-weight-asian="normal" style:font-name-complex="Font Awesome 6 Free Solid1" style:font-size-complex="1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Free Regular" fo:font-size="14pt" fo:font-style="normal" fo:text-shadow="none" style:text-underline-style="none" fo:font-weight="normal" style:letter-kerning="true" fo:background-color="transparent" style:font-name-asian="Font Awesome 6 Free Regular" style:font-size-asian="14pt" style:font-style-asian="normal" style:font-weight-asian="normal" style:font-name-complex="Font Awesome 6 Free Regular" style:font-size-complex="1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Font Awesome 6 Brands Regular" fo:font-size="14pt" fo:font-style="normal" fo:text-shadow="none" style:text-underline-style="none" fo:font-weight="normal" style:letter-kerning="true" fo:background-color="transparent" style:font-name-asian="Font Awesome 6 Brands Regular" style:font-size-asian="14pt" style:font-style-asian="normal" style:font-weight-asian="normal" style:font-name-complex="Font Awesome 6 Brands Regular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path draw:style-name="gr1" draw:text-style-name="P1" draw:layer="layout" svg:width="19.072cm" svg:height="7.967cm" draw:transform="rotate (0.11065387457644) translate (3.50977234999903cm 4.63276420119351cm)" svg:viewBox="0 0 19073 7968" svg:d="M0 6169c5941 0 3406-751 5666-3460s4104-3015 5453-2504c1348 511-315 3415 1942 5520 2257 2104 6012 2243 6012 2243">
          <text:p/>
        </draw:path>
        <dr3d:scene draw:style-name="gr2" svg:width="7.379cm" svg:height="5.279cm" svg:x="10.689cm" svg:y="1.787cm" dr3d:transform="matrix (-0.307804158025669 -0.663596472023647 -0.681833060667995 0.0960288145249262 -0.734633544777482 0.671633844939797 -0.946591288298731 0.141256069623388 0.289847642238998 0.698523280782283cm 0.567253051069484cm 0.00146223210753248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3" draw:layer="layout" svg:viewBox="0 -5000 2500 10000" svg:d="M0 5000l125-500 125-500 250-1000 500-2000 500-2000 500-2000 500-2000h-500-500-500-500-250-250z"/>
        </dr3d:scene>
        <dr3d:scene draw:style-name="gr2" svg:width="3.535cm" svg:height="3.329cm" svg:x="2.434cm" svg:y="8.96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sphere draw:style-name="gr4" draw:layer="layout"/>
        </dr3d:scene>
        <dr3d:scene draw:style-name="gr2" svg:width="13.636cm" svg:height="14.796cm" svg:x="17.356cm" svg:y="2.593cm" dr3d:transform="matrix (0.808362711460004 -0.132046568028943 -0.573684086055043 0.346135716540989 0.894876951859856 0.281753982695314 0.476172019816041 -0.426331965611063 0.769091192669973 0.0482628988853315cm -0.000484082004047541cm 0.0139066208988025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cube draw:style-name="gr4" draw:layer="layout" dr3d:transform="matrix (0.91966375566407 -0.0964466044966273 -0.380679168065353 0.170833805377521 0.971099712780389 0.166676809358962 0.353602018458738 -0.218319491385721 0.909561549441812 0.00916749861789139cm 0.0110013626085182cm 0.0434283479660933cm)"/>
        </dr3d:scene>
        <draw:g draw:style-name="gr5">
          <svg:title>TexMaths</svg:title>
          <svg:desc>28§display§t_{1}§svg§600§TRUE§</svg:desc>
          <draw:path draw:style-name="gr6" draw:text-style-name="P2" draw:layer="layout" svg:width="0.78cm" svg:height="1.901cm" svg:x="3.631cm" svg:y="12.794cm" svg:viewBox="0 0 781 1902" svg:d="M648 1586c-8-17-17-33-25-50-44 31-88 61-133 92-83 58-141 83-174 83-25 0-42-25-42-58 0-75 42-299 125-731 14-61 28-122 41-183 103 0 205 0 308 0 11-47 22-94 33-141-108 8-208 17-316 17 42-275 75-416 125-573-11-14-22-28-33-42-50 33-133 66-225 108-22 163-44 327-66 490-133 58-208 91-258 108-2 11-5 22-8 33 83 0 166 0 249 0-55 274-111 548-166 822-17 75-41 150-41 224 0 75 33 117 91 117 100 0 199-58 424-241 58-42 41-33 91-75z">
            <text:p/>
          </draw:path>
          <draw:path draw:style-name="gr6" draw:text-style-name="P2" draw:layer="layout" svg:width="0.755cm" svg:height="1.477cm" svg:x="4.67cm" svg:y="13.633cm" svg:viewBox="0 0 756 1478" svg:d="M756 1478c0-22 0-44 0-66-36 0-72 0-108 0-116-9-141-34-141-141 0-421 0-842 0-1263-8-2-17-5-25-8-141 66-291 133-482 199 3 31 6 61 8 92 9 0 17 0 25 0 92-42 183-83 283-125 8 0 16 17 16 75 0 343 0 686 0 1030 0 107-25 132-141 141-39 0-77 0-116 0 0 22 0 44 0 66 116-8 232-8 349-8 108 0 224 0 332 8z">
            <text:p/>
          </draw:path>
        </draw:g>
        <draw:g draw:style-name="gr5">
          <svg:title>TexMaths</svg:title>
          <svg:desc>28§display§t_{2}§svg§600§TRUE§</svg:desc>
          <draw:path draw:style-name="gr6" draw:text-style-name="P2" draw:layer="layout" svg:width="0.776cm" svg:height="1.893cm" svg:x="22.073cm" svg:y="16.343cm" svg:viewBox="0 0 777 1894" svg:d="M645 1580c-8-17-17-33-25-50-44 31-88 61-132 91-83 58-141 83-174 83-25 0-41-25-41-58 0-74 41-298 124-728 14-60 27-121 41-182 102 0 204 0 306 0 11-47 22-94 33-140-107 8-207 16-314 16 41-273 74-413 124-571-8-13-17-27-25-41-58 33-140 66-231 108-22 162-44 325-66 488-133 58-207 91-257 107-2 11-5 22-8 33 83 0 165 0 248 0-55 273-110 546-165 819-17 75-33 149-33 224 0 74 24 115 82 115 99 0 199-58 430-240 50-41 33-33 83-74z">
            <text:p/>
          </draw:path>
          <draw:path draw:style-name="gr6" draw:text-style-name="P2" draw:layer="layout" svg:width="0.95cm" svg:height="1.463cm" svg:x="23.016cm" svg:y="17.186cm" svg:viewBox="0 0 951 1464" svg:d="M951 1464c-9-41-9-66-9-99 0-25 0-41 9-91-243 8-485 16-728 25 127-138 254-276 380-414 207-215 273-331 273-496 0-240-165-389-438-389-149 0-256 41-355 149-14 96-28 193-42 289 22 0 44 0 66 0 9-33 17-66 25-99 33-124 108-174 257-174 181 0 297 108 297 290 0 157-91 314-331 571-118 127-237 253-355 380 0 20 0 39 0 58 149-8 314-8 471-8s323 0 480 8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1" presentation:class="page"/>
          <draw:frame presentation:style-name="pr1" draw:text-style-name="P3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line draw:style-name="gr8" draw:text-style-name="P4" draw:layer="layout" svg:x1="3.982cm" svg:y1="8.88cm" svg:x2="26.262cm" svg:y2="8.88cm">
          <text:p/>
        </draw:line>
        <draw:custom-shape draw:style-name="gr9" draw:text-style-name="P5" draw:layer="layout" svg:width="6.32cm" svg:height="1.524cm" svg:x="9.817cm" svg:y="8.118cm">
          <text:p/>
          <draw:enhanced-geometry svg:viewBox="0 0 21600 21600" draw:type="rectangle" draw:enhanced-path="M 0 0 L 21600 0 21600 21600 0 21600 0 0 Z N"/>
        </draw:custom-shape>
        <draw:line draw:style-name="gr10" draw:text-style-name="P4" draw:layer="layout" svg:x1="9.817cm" svg:y1="8.505cm" svg:x2="12.689cm" svg:y2="8.505cm">
          <text:p/>
        </draw:line>
        <draw:line draw:style-name="gr11" draw:text-style-name="P4" draw:layer="layout" svg:x1="16.137cm" svg:y1="8.505cm" svg:x2="22.785cm" svg:y2="8.505cm">
          <text:p/>
        </draw:line>
        <draw:line draw:style-name="gr12" draw:text-style-name="P4" draw:layer="layout" svg:x1="9.817cm" svg:y1="9.642cm" svg:x2="9.817cm" svg:y2="8.118cm">
          <text:p/>
        </draw:line>
        <draw:g draw:style-name="gr5">
          <svg:title>TexMaths</svg:title>
          <svg:desc>28§display§x§svg§600§TRUE§</svg:desc>
          <draw:path draw:style-name="gr6" draw:text-style-name="P2" draw:layer="layout" svg:width="0.461cm" svg:height="0.478cm" svg:x="9.586cm" svg:y="9.91cm" svg:viewBox="0 0 462 479" svg:d="M429 393c-3-7-6-13-8-20-37 28-62 45-76 45-16 0-27-11-39-31-8-19-19-53-22-80-6-34-13-67-19-101 12-16 24-31 36-47 44-61 70-84 100-84 17 0 28 6 34 23 4-2 9-4 14-6 4-27 9-54 13-81-11-8-19-11-30-11-39 0-75 36-137 125-12 18-24 36-36 53-2-15-4-31-5-47-12-95-39-131-95-131-25 0-48 8-56 20-18 26-37 53-56 80 6 4 12 8 17 11 28-33 47-47 67-47 31 0 53 39 70 137 3 19 7 39 11 58-13 21-26 41-39 62-42 64-75 94-103 94-14 0-25-3-28-8-4-9-8-19-11-28-7 1-13 2-20 3 0 19 0 33-5 64-3 11-3 14-6 22 17 6 31 11 42 11 33 0 69-27 100-75 25-37 50-74 75-111 4 22 8 44 11 67 12 80 34 119 70 119 20 0 50-16 84-44 15-14 31-28 47-42z">
            <text:p/>
          </draw:path>
        </draw:g>
        <draw:line draw:style-name="gr12" draw:text-style-name="P4" draw:layer="layout" svg:x1="16.137cm" svg:y1="9.642cm" svg:x2="16.137cm" svg:y2="8.118cm">
          <text:p/>
        </draw:line>
        <draw:g draw:style-name="gr5">
          <svg:title>TexMaths</svg:title>
          <svg:desc>28§display§x + \Delta x§svg§600§TRUE§</svg:desc>
          <draw:path draw:style-name="gr6" draw:text-style-name="P2" draw:layer="layout" svg:width="0.463cm" svg:height="0.479cm" svg:x="15.023cm" svg:y="10.107cm" svg:viewBox="0 0 464 480" svg:d="M431 393c-3-6-6-13-9-19-36 30-58 44-75 44-14 0-28-11-37-30-8-17-19-53-25-81-5-33-11-65-16-98 11-17 22-33 33-50 45-61 73-84 104-84 14 0 25 9 30 23 5-2 10-4 14-6 5-27 10-54 14-81-11-8-19-11-28-11-39 0-78 36-139 126-13 17-25 35-37 53-2-16-4-32-5-48-12-95-40-131-96-131-25 0-47 8-56 22-18 27-37 54-55 81 5 3 11 6 16 9 28-34 48-48 67-48 31 0 54 42 70 137 4 19 8 39 12 58-13 21-27 41-40 62-42 64-75 95-103 95-14 0-25-3-28-9-4-9-8-18-11-28-7 2-13 4-20 6 0 19 0 31-5 61-3 11-6 14-6 23 14 8 31 11 42 11 34 0 70-28 101-73 25-38 50-76 75-114 4 22 8 45 11 67 14 81 34 120 70 120 20 0 53-17 84-45 16-14 32-28 48-42z">
            <text:p/>
          </draw:path>
          <draw:path draw:style-name="gr6" draw:text-style-name="P2" draw:layer="layout" svg:width="0.533cm" svg:height="0.529cm" svg:x="15.834cm" svg:y="10.049cm" svg:viewBox="0 0 534 530" svg:d="M534 293c0-19 0-37 0-56-80 0-160 0-240 0 0-79 0-158 0-237-18 0-36 0-53 0 0 79 0 158 0 237-81 0-161 0-241 0 0 19 0 37 0 56 80 0 160 0 241 0 0 79 0 158 0 237 17 0 35 0 53 0 0-79 0-158 0-237 80 0 160 0 240 0z">
            <text:p/>
          </draw:path>
          <draw:path draw:style-name="gr6" draw:text-style-name="P2" draw:layer="layout" svg:width="0.648cm" svg:height="0.682cm" svg:x="16.676cm" svg:y="9.898cm" svg:viewBox="0 0 649 683" svg:d="M327 25c-109 203-218 406-327 608 1 14 2 28 3 42 73-6 145-6 218-6 123 0 243 6 366 14 20-11 40-22 59-33 1-5 2-9 3-14-106-204-190-418-263-636-20 8-39 17-59 25zM523 630c-115 0-229-2-347-2-33 0-67 0-103 0-1-4-2-8-3-12 78-164 157-318 252-477 3 0 7 0 11 0 65 161 157 391 196 483-2 3-4 6-6 8z">
            <text:p/>
          </draw:path>
          <draw:path draw:style-name="gr6" draw:text-style-name="P2" draw:layer="layout" svg:width="0.463cm" svg:height="0.479cm" svg:x="17.387cm" svg:y="10.107cm" svg:viewBox="0 0 464 480" svg:d="M431 393c-3-6-6-13-9-19-36 30-61 44-75 44-17 0-28-11-39-30-9-17-20-53-23-81-6-33-13-65-19-98 12-17 24-33 36-50 45-61 70-84 101-84 17 0 28 9 33 23 5-2 10-4 14-6 5-27 10-54 14-81-11-8-19-11-28-11-39 0-78 36-139 126-13 17-25 35-37 53-2-16-4-32-5-48-12-95-40-131-96-131-28 0-47 8-56 22-19 27-39 54-58 81 5 3 11 6 17 9 30-34 50-48 67-48 33 0 56 42 72 137 3 19 6 39 9 58-13 21-26 41-39 62-42 64-73 95-101 95-17 0-25-3-28-9-4-9-8-18-11-28-7 2-13 4-20 6 0 19-3 31-8 61 0 11-3 14-3 23 14 8 31 11 42 11 31 0 70-28 101-73 25-38 50-76 75-114 3 22 6 45 9 67 14 81 36 120 72 120 20 0 51-17 84-45 16-14 32-28 48-42z">
            <text:p/>
          </draw:path>
        </draw:g>
        <draw:g draw:style-name="gr5">
          <svg:title>TexMaths</svg:title>
          <svg:desc>28§display§j_{x}(x)§svg§600§TRUE§</svg:desc>
          <draw:path draw:style-name="gr13" draw:text-style-name="P6" draw:layer="layout" svg:width="0.326cm" svg:height="0.959cm" svg:x="10.098cm" svg:y="6.917cm" svg:viewBox="0 0 327 960" svg:d="M285 282c3-17 6-31 6-36 0-17-9-25-25-25-20 0-56 19-129 72-9 7-19 13-28 20 2 6 4 13 6 19 10-6 20-13 30-19 14-6 34-25 48-25 8 0 17 9 17 22 0 12-3 28-6 39-32 161-65 322-98 483-11 50-28 84-47 84-14 0-31-6-51-17-2 19-5 37-8 56 8 3 22 5 36 5 40 0 79-39 112-114 20-48 34-95 65-223 24-114 48-228 72-341zM327 39c0-22-14-39-33-39-31 0-59 31-59 64 0 25 14 39 39 39 31 0 53-28 53-64z">
            <text:p/>
          </draw:path>
          <draw:path draw:style-name="gr13" draw:text-style-name="P6" draw:layer="layout" svg:width="0.337cm" svg:height="0.351cm" svg:x="10.467cm" svg:y="7.411cm" svg:viewBox="0 0 338 352" svg:d="M313 288c-2-5-4-10-5-14-26 22-45 33-56 33s-20-8-25-22c-9-14-14-39-20-62-4-23-8-46-11-69 8-13 17-25 25-37 33-44 50-61 73-61 11 0 22 5 25 17 3-1 5-2 8-3 4-21 8-41 11-62-8-5-14-8-19-8-31 0-59 28-104 92-8 13-16 26-25 39-2-11-4-22-5-33-9-70-28-98-70-98-17 0-34 6-39 17-14 19-28 39-42 58 3 2 7 4 11 6 22-22 36-34 50-34 22 0 39 31 50 101 3 14 6 28 9 42-10 15-19 30-28 45-31 47-56 69-76 69-11 0-19-2-19-5-3-7-6-13-9-20-4 1-9 2-14 3 0 14 0 22-5 45 0 8-3 11-3 16 11 6 22 9 31 9 22 0 50-20 72-53 19-28 38-56 56-84 2 16 4 32 6 47 11 62 28 90 53 90 14 0 39-11 62-34 11-10 22-20 33-30z">
            <text:p/>
          </draw:path>
          <draw:path draw:style-name="gr13" draw:text-style-name="P6" draw:layer="layout" svg:width="0.248cm" svg:height="0.943cm" svg:x="10.962cm" svg:y="6.872cm" svg:viewBox="0 0 249 944" svg:d="M238 0c-149 98-238 262-238 472 0 192 92 374 235 472 5-6 9-12 14-17-137-117-160-232-160-458s26-346 160-452c-4-6-8-11-11-17z">
            <text:p/>
          </draw:path>
          <draw:path draw:style-name="gr13" draw:text-style-name="P6" draw:layer="layout" svg:width="0.463cm" svg:height="0.479cm" svg:x="11.281cm" svg:y="7.137cm" svg:viewBox="0 0 464 480" svg:d="M431 394c-3-7-6-13-9-20-36 31-58 45-75 45-14 0-28-9-37-28-8-20-19-56-25-84-5-32-11-65-17-98 12-15 23-31 34-47 45-64 73-87 104-87 13 0 25 9 30 23 5-2 10-4 14-6 5-27 10-54 14-81-11-8-19-11-28-11-39 0-78 36-140 126-12 17-24 35-36 53-2-16-4-32-6-48-11-95-39-131-95-131-25 0-47 8-56 22-18 27-37 54-55 81 5 3 11 6 16 9 28-34 48-48 67-48 31 0 54 42 70 137 4 20 8 41 12 61-14 20-27 40-40 59-42 67-75 98-103 98-14 0-25-6-28-9-4-9-8-18-11-28-7 1-13 2-20 3 0 20 0 31-5 64-3 12-3 14-6 20 14 8 31 11 42 11 34 0 70-28 101-72 25-39 50-77 75-115 4 22 8 45 11 67 14 84 34 120 70 120 20 0 53-14 84-44 16-14 32-28 48-42z">
            <text:p/>
          </draw:path>
          <draw:path draw:style-name="gr13" draw:text-style-name="P6" draw:layer="layout" svg:width="0.248cm" svg:height="0.943cm" svg:x="11.843cm" svg:y="6.872cm" svg:viewBox="0 0 249 944" svg:d="M11 0c-4 6-7 11-11 17 134 106 159 226 159 452s-22 341-159 458c5 5 9 11 14 17 143-98 235-280 235-472 0-210-90-374-238-472z">
            <text:p/>
          </draw:path>
        </draw:g>
        <draw:g draw:style-name="gr5">
          <svg:title>TexMaths</svg:title>
          <svg:desc>28§display§j_{x}(x+\Delta x)§svg§600§TRUE§</svg:desc>
          <draw:path draw:style-name="gr14" draw:text-style-name="P7" draw:layer="layout" svg:width="0.326cm" svg:height="0.96cm" svg:x="16.573cm" svg:y="6.917cm" svg:viewBox="0 0 327 961" svg:d="M285 282c6-17 9-31 9-36 0-14-11-25-25-25-23 0-59 19-132 72-9 7-19 13-28 20 3 6 6 13 9 19 10-6 20-13 30-19 14-6 31-25 45-25 11 0 17 9 17 22s-3 28-6 39c-32 161-65 322-98 483-11 50-28 84-44 84-14 0-31-6-54-20-2 19-5 38-8 56 11 6 22 9 39 9 37 0 76-40 109-115 23-47 37-95 65-223 24-114 48-227 72-341zM327 39c0-22-14-39-33-39-31 0-56 31-56 64 0 25 14 42 39 42 28 0 50-31 50-67z">
            <text:p/>
          </draw:path>
          <draw:path draw:style-name="gr14" draw:text-style-name="P7" draw:layer="layout" svg:width="0.34cm" svg:height="0.351cm" svg:x="16.942cm" svg:y="7.411cm" svg:viewBox="0 0 341 352" svg:d="M316 288c-2-5-4-10-5-14-28 22-45 33-56 33-12 0-20-8-28-22-6-14-14-39-17-62-5-23-9-46-14-69 8-13 17-25 25-37 34-44 53-61 76-61 11 0 19 5 22 17 4-1 7-2 11-3 4-21 8-41 11-62-8-5-16-8-22-8-28 0-56 25-101 92-9 13-18 26-28 39-1-11-2-22-3-33-8-73-28-98-69-98-20 0-34 6-42 17-14 19-28 39-42 58 4 2 9 4 14 6 19-22 36-34 47-34 25 0 39 31 53 101 3 14 6 28 9 42-11 15-21 30-31 45-31 47-53 69-73 69-11 0-19-2-22-5-2-7-4-13-6-20-5 1-11 2-17 3 0 14 0 22-5 45 0 8 0 11-3 16 11 6 22 9 31 9 25 0 53-23 75-53 18-28 36-56 53-84 3 16 6 32 9 47 11 62 25 90 50 90 17 0 39-11 62-34 12-10 24-20 36-30z">
            <text:p/>
          </draw:path>
          <draw:path draw:style-name="gr14" draw:text-style-name="P7" draw:layer="layout" svg:width="0.248cm" svg:height="0.943cm" svg:x="17.44cm" svg:y="6.872cm" svg:viewBox="0 0 249 944" svg:d="M238 0c-148 98-238 262-238 472 0 193 92 374 235 472 5-6 9-11 14-17-137-117-159-232-159-458s25-346 159-452c-4-6-7-11-11-17z">
            <text:p/>
          </draw:path>
          <draw:path draw:style-name="gr14" draw:text-style-name="P7" draw:layer="layout" svg:width="0.463cm" svg:height="0.479cm" svg:x="17.759cm" svg:y="7.137cm" svg:viewBox="0 0 464 480" svg:d="M431 394c-3-7-6-13-8-20-37 31-62 45-76 45s-28-9-36-28c-12-20-20-56-26-84-5-32-11-65-16-98 11-15 22-31 33-47 45-64 73-87 104-87 14 0 25 9 31 23 4-1 9-2 13-3 5-28 10-56 14-84-11-8-19-11-27-11-40 0-79 36-140 126-13 17-25 35-37 53-2-15-4-30-5-45-12-98-40-134-96-134-25 0-47 8-55 22-20 27-40 54-59 81 5 3 11 6 17 9 30-34 50-48 70-48 30 0 53 42 69 137 4 21 8 41 12 61-13 20-26 40-40 59-41 67-75 98-103 98-14 0-25-6-28-9-4-9-7-18-11-27-7 0-13 1-20 2 0 20-3 31-8 65 0 11-3 14-3 19 14 8 31 11 42 11 34 0 70-28 101-72 25-38 50-77 75-115 4 23 8 45 11 67 12 84 34 120 70 120 20 0 54-16 84-44 16-14 32-28 48-42z">
            <text:p/>
          </draw:path>
          <draw:path draw:style-name="gr14" draw:text-style-name="P7" draw:layer="layout" svg:width="0.533cm" svg:height="0.53cm" svg:x="18.571cm" svg:y="7.079cm" svg:viewBox="0 0 534 531" svg:d="M534 293c0-18 0-37 0-56-79 0-158 0-237 0 0-79 0-158 0-237-19 0-38 0-56 0 0 79 0 158 0 237-81 0-161 0-241 0 0 19 0 38 0 56 80 0 160 0 241 0 0 79 0 158 0 238 18 0 37 0 56 0 0-80 0-159 0-238 79 0 158 0 237 0z">
            <text:p/>
          </draw:path>
          <draw:path draw:style-name="gr14" draw:text-style-name="P7" draw:layer="layout" svg:width="0.645cm" svg:height="0.683cm" svg:x="19.416cm" svg:y="6.928cm" svg:viewBox="0 0 646 684" svg:d="M327 25c-109 204-218 408-327 612 1 13 2 26 3 39 70-3 143-6 215-6 123 0 246 6 370 14 19-10 39-20 58-31 0-5 0-11 0-16-106-204-190-419-263-637-18 8-37 17-56 25zM523 631c-114 0-232-3-347-3-36 0-70 0-103 0-1-3-2-7-3-11 78-165 157-318 249-477 4 0 7 0 11 0 66 161 157 391 199 483-2 2-4 5-6 8z">
            <text:p/>
          </draw:path>
          <draw:path draw:style-name="gr14" draw:text-style-name="P7" draw:layer="layout" svg:width="0.463cm" svg:height="0.479cm" svg:x="20.127cm" svg:y="7.137cm" svg:viewBox="0 0 464 480" svg:d="M431 394c-4-7-8-13-11-20-34 31-59 45-76 45-14 0-25-9-36-28-9-20-20-56-25-84-6-32-12-65-17-98 11-15 22-31 33-47 48-64 73-87 104-87 17 0 28 9 34 23 4-1 9-2 13-3 5-28 10-56 14-84-11-8-22-11-30-11-39 0-79 36-137 126-13 17-25 35-37 53-2-15-4-30-5-45-14-98-40-134-98-134-25 0-48 8-56 22-19 27-38 54-56 81 5 3 11 6 17 9 28-34 47-48 67-48 33 0 53 42 70 137 3 21 7 41 11 61-13 20-26 40-39 59-42 67-76 98-104 98-14 0-25-6-25-9-4-9-7-18-11-27-7 0-13 1-20 2 0 20-3 31-8 65-3 11-3 14-3 19 14 8 28 11 42 11 31 0 70-28 101-72 24-38 48-77 72-115 4 23 8 45 12 67 14 84 36 120 70 120 22 0 53-16 84-44 16-14 33-28 50-42z">
            <text:p/>
          </draw:path>
          <draw:path draw:style-name="gr14" draw:text-style-name="P7" draw:layer="layout" svg:width="0.248cm" svg:height="0.943cm" svg:x="20.689cm" svg:y="6.872cm" svg:viewBox="0 0 249 944" svg:d="M8 0c-2 6-5 11-8 17 132 106 159 226 159 452s-22 341-159 458c4 6 7 11 11 17 146-98 238-279 238-472 0-210-90-374-241-472z">
            <text:p/>
          </draw:path>
        </draw:g>
        <presentation:notes draw:style-name="dp2">
          <draw:page-thumbnail draw:style-name="gr7" draw:layer="layout" svg:width="21.219cm" svg:height="10.476cm" svg:x="0.185cm" svg:y="2.123cm" draw:page-number="2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15" draw:text-style-name="P1" draw:layer="layout" svg:width="5.181cm" svg:height="3.657cm" svg:x="6.807cm" svg:y="0.288cm">
          <draw:image xlink:href="Pictures/1000000000000264000001B08C16F9CE.jpg" xlink:type="simple" xlink:show="embed" xlink:actuate="onLoad" draw:mime-type="image/jpeg">
            <text:p/>
          </draw:image>
        </draw:frame>
        <draw:custom-shape draw:style-name="gr16" draw:text-style-name="P9" draw:layer="layout" svg:width="8.954cm" svg:height="8.89cm" svg:x="2.221cm" svg:y="11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4" draw:layer="layout" svg:x1="6.73cm" svg:y1="16.007cm" svg:x2="9.503cm" svg:y2="2.107cm">
          <text:p/>
        </draw:line>
        <draw:line draw:style-name="gr18" draw:text-style-name="P4" draw:layer="layout" svg:x1="6.739cm" svg:y1="15.998cm" svg:x2="7.323cm" svg:y2="11.62cm">
          <text:p/>
        </draw:line>
        <draw:g draw:style-name="gr5">
          <svg:title>TexMaths</svg:title>
          <svg:desc>36§display§r_{\text{e}}§svg§600§TRUE§</svg:desc>
          <draw:path draw:style-name="gr19" draw:text-style-name="P10" draw:layer="layout" svg:width="0.696cm" svg:height="0.952cm" svg:x="5.359cm" svg:y="12.753cm" svg:viewBox="0 0 697 953" svg:d="M669 228c6-72 17-133 28-217-17-5-28-11-39-11-56 0-117 50-190 145-67 95-134 189-184 295 17-82 34-163 50-245 12-45 28-89 28-134 0-39-16-61-44-61-45 0-117 39-262 145-19 13-37 26-56 39 6 13 11 26 17 39 20-13 41-26 61-39 56-39 78-45 95-45s33 17 33 39c0 112-83 513-161 764 5 3 11 7 16 11 45-11 84-17 134-28 17-78 34-156 50-234 34-162 78-262 162-373 67-84 123-129 162-129 33 0 50 12 72 39 9 0 19 0 28 0z">
            <text:p/>
          </draw:path>
          <draw:path draw:style-name="gr19" draw:text-style-name="P10" draw:layer="layout" svg:width="0.601cm" svg:height="0.696cm" svg:x="6.128cm" svg:y="13.316cm" svg:viewBox="0 0 602 697" svg:d="M602 267c0-161-106-267-268-267-50 0-111 17-172 50-117 67-162 156-162 307 0 89 17 167 61 217 56 78 151 123 257 123 56 0 106-12 167-39 33-17 67-34 72-39 10-17 19-34 28-51-5-5-11-11-16-16-95 55-129 67-190 67-89 0-167-39-206-112-28-44-39-83-39-167 69 0 137 0 206 0 100 0 162-6 256-22 6-17 6-28 6-51zM474 290c-54 0-108 0-162 0-61 0-100 0-178-6 0-67 5-100 22-139 34-61 95-100 162-100 50 0 83 22 111 61 28 44 45 83 45 184z">
            <text:p/>
          </draw:path>
        </draw:g>
        <draw:g draw:style-name="gr5">
          <svg:title>TexMaths</svg:title>
          <svg:desc>36§display§r_{\text{s}}§svg§600§TRUE§</svg:desc>
          <draw:path draw:style-name="gr14" draw:text-style-name="P7" draw:layer="layout" svg:width="0.696cm" svg:height="0.952cm" svg:x="8.745cm" svg:y="6.964cm" svg:viewBox="0 0 697 953" svg:d="M669 228c5-72 11-133 28-217-23-5-28-11-39-11-62 0-117 50-190 145-67 95-134 189-184 295 17-82 34-163 50-245 12-45 23-89 23-134 0-39-11-61-45-61-39 0-111 39-256 145-19 13-37 26-56 39 6 13 11 26 17 39 20-13 41-26 61-39 56-39 72-45 95-45 17 0 33 17 33 39 0 112-83 513-161 764 5 3 11 7 16 11 45-11 84-17 129-28 18-78 37-156 55-234 34-162 78-262 162-373 67-84 117-129 162-129 27 0 50 12 72 39 9 0 19 0 28 0z">
            <text:p/>
          </draw:path>
          <draw:path draw:style-name="gr14" draw:text-style-name="P7" draw:layer="layout" svg:width="0.512cm" svg:height="0.696cm" svg:x="9.52cm" svg:y="7.527cm" svg:viewBox="0 0 513 697" svg:d="M513 457c0-45-11-78-39-106-39-39-84-50-212-78-117-22-156-50-156-117 0-72 50-111 139-111 95 0 167 50 167 117 0 11 0 22 0 33 13 0 26 0 39 0 0-84 6-117 6-162-72-22-123-33-184-33-167 0-267 78-267 206 0 67 33 117 100 145 39 17 111 39 212 61 61 17 89 45 89 101 0 78-73 128-173 128-106 0-178-50-178-117 0-21 0-41 0-61-15 0-30 0-45 0 0 100 0 139-11 200 72 22 128 34 195 34 184 0 318-101 318-240z">
            <text:p/>
          </draw:path>
        </draw:g>
        <draw:frame draw:style-name="gr20" draw:text-style-name="P11" draw:layer="layout" svg:width="1.912cm" svg:height="1.661cm" svg:x="5.823cm" svg:y="9.959cm">
          <draw:text-box>
            <text:p><text:span text:style-name="T1"></text:span></text:p>
          </draw:text-box>
        </draw:frame>
        <draw:frame draw:style-name="gr20" draw:text-style-name="P12" draw:layer="layout" svg:width="1.912cm" svg:height="1.661cm" svg:x="9.084cm" svg:y="2.88cm">
          <draw:text-box>
            <text:p><text:span text:style-name="T2">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3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path draw:style-name="gr21" draw:text-style-name="P13" draw:layer="layout" svg:width="7.366cm" svg:height="8.527cm" draw:transform="skewX (-5.93005045969343E-017) rotate (-0.725358837128844) translate (11.1985482127998cm -1.2341920068223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2" draw:text-style-name="P14" draw:layer="layout" svg:width="0.318cm" svg:height="0.318cm" svg:x="8.715cm" svg:y="3.5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16cm" svg:y="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7cm" svg:y="5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3cm" svg:y="2.9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81cm" svg:y="3.3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091cm" svg:y="1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087cm" svg:y="2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432cm" svg:y="4.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05cm" svg:y="5.0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85cm" svg:y="6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06cm" svg:y="6.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41cm" svg:y="6.9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886cm" svg:y="5.5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55cm" svg:y="6.0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5cm" svg:y="4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596cm" svg:y="3.0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21cm" svg:y="2.2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48cm" svg:y="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483cm" svg:y="4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11cm" svg:y="7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9cm" svg:y="7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01cm" svg:y="5.9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1cm" svg:y="4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42cm" svg:y="3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73cm" svg:y="3.9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16cm" svg:y="4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83cm" svg:y="4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805cm" svg:y="4.9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17cm" svg:y="4.7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4cm" svg:y="3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28cm" svg:y="3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703cm" svg:y="3.0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7cm" svg:y="3.6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2cm" svg:y="2.7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606cm" svg:y="3.2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993cm" svg:y="2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266cm" svg:y="2.5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05cm" svg:y="1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141cm" svg:y="1.9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2.713cm" svg:y="1.9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985cm" svg:y="0.6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034cm" svg:y="1.18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09cm" svg:y="2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3.385cm" svg:y="1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cm" svg:y="5.6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5cm" svg:y="5.5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cm" svg:y="6.3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3">
          <draw:custom-shape draw:style-name="gr24" draw:text-style-name="P14" draw:layer="layout" svg:width="0.318cm" svg:height="0.318cm" draw:transform="rotate (0.146258591317125) translate (18.858cm 6.72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5" draw:text-style-name="P14" draw:layer="layout" svg:width="2.286cm" svg:height="0.94cm" draw:transform="rotate (-2.99533406227267) translate (21.041cm 7.39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7854718247902) translate (19.059cm 7.33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6304547111077) translate (21.262cm 7.94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47138622082397) translate (19.063cm 9.18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944540315074) translate (21.302cm 9.63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274714824263908) translate (19.566cm 9.5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86687782932589) translate (21.816cm 9.97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2839219211071) translate (20.162cm 10.57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875343437872) translate (22.355cm 11.20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0.164410015537866) translate (20.48cm 10.7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2.97718263805193) translate (22.674cm 11.427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0144862327915532) translate (21.027cm 10.775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12710642079824) translate (23.074cm 11.78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21.195cm" svg:y="11.08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3.256cm 12.069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102450827092067) translate (20.872cm 11.45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3.03914182649773) translate (22.822cm 12.646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svg:x="19.568cm" svg:y="14.0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-3.14159265358979) translate (21.629cm 14.998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752062374684356) translate (18.94cm 14.45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38953027890544) translate (19.773cm 16.583cm)" draw:kind="arc" draw:start-angle="218.62" draw:end-angle="318.07">
            <text:p/>
          </draw:ellipse>
        </draw:g>
        <draw:g draw:style-name="gr23">
          <draw:custom-shape draw:style-name="gr24" draw:text-style-name="P14" draw:layer="layout" svg:width="0.318cm" svg:height="0.318cm" draw:transform="rotate (-0.549255115602616) translate (19.019cm 13.99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26" draw:text-style-name="P14" draw:layer="layout" svg:width="2.286cm" svg:height="0.94cm" draw:transform="rotate (2.59233753798718) translate (20.263cm 15.908cm)" draw:kind="arc" draw:start-angle="218.62" draw:end-angle="318.07">
            <text:p/>
          </draw:ellipse>
        </draw:g>
        <draw:path draw:style-name="gr27" draw:text-style-name="P1" draw:layer="layout" svg:width="7.117cm" svg:height="6.958cm" draw:transform="skewX (-7.52045908577128E-017) rotate (-2.41605928353575) translate (24.0267238739206cm 11.0105559403761cm)" svg:viewBox="0 0 7118 6959" svg:d="M0 6959c935-1405 1907-2467 1820-3422s-326-2409 658-3008 4504-1156 4640 1116">
          <text:p/>
        </draw:path>
        <draw:path draw:style-name="gr21" draw:text-style-name="P13" draw:layer="layout" svg:width="7.366cm" svg:height="8.527cm" draw:transform="skewX (5.93005045969343E-017) rotate (-0.725358837128844) translate (8.1985482127998cm 8.76680799317764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28" draw:text-style-name="P15" draw:layer="layout" svg:width="0.318cm" svg:height="0.318cm" svg:x="5.715cm" svg:y="13.5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16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717cm" svg:y="15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3cm" svg:y="12.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cm" svg:y="13.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1cm" svg:y="11.3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7cm" svg:y="12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432cm" svg:y="14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205cm" svg:y="15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85cm" svg:y="16.2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106cm" svg:y="16.8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41cm" svg:y="16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86cm" svg:y="15.5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755cm" svg:y="16.0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5cm" svg:y="14.6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6cm" svg:y="13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1cm" svg:y="12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8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483cm" svg:y="14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11cm" svg:y="17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49cm" svg:y="17.5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301cm" svg:y="15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1cm" svg:y="14.2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42cm" svg:y="13.5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0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273cm" svg:y="13.9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316cm" svg:y="14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83cm" svg:y="14.1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05cm" svg:y="14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17cm" svg:y="14.7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304cm" svg:y="13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4.728cm" svg:y="1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5.703cm" svg:y="13.0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6.17cm" svg:y="13.6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cm" svg:y="12.7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6cm" svg:y="13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3cm" svg:y="12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6cm" svg:y="12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5cm" svg:y="11.9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141cm" svg:y="11.9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3cm" svg:y="11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5cm" svg:y="10.6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4cm" svg:y="11.18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09cm" svg:y="12.51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385cm" svg:y="11.5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cm" svg:y="1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7.55cm" svg:y="15.5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7cm" svg:y="16.3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4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path draw:style-name="gr29" draw:text-style-name="P16" draw:layer="layout" svg:width="7.366cm" svg:height="8.527cm" draw:transform="skewX (5.93005045969343E-017) rotate (-0.725358837128844) translate (14.2315482127998cm 3.434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8}{J}§svg§600§TRUE§</svg:desc>
          <draw:path draw:style-name="gr30" draw:text-style-name="P17" draw:layer="layout" svg:width="0.97cm" svg:height="1.589cm" svg:x="12.632cm" svg:y="8.002cm" svg:viewBox="0 0 971 1590" svg:d="M971 1079c0-179-83-275-339-389 205-141 275-230 275-364 0-198-160-326-396-326-268 0-460 172-460 409 0 146 58 236 256 364-96 38-128 63-179 114-83 83-128 186-128 301 0 229 185 402 434 402 294 0 537-230 537-511zM792 1175c0 191-140 338-326 338-185 0-313-134-313-345 0-166 71-268 230-364 62 26 124 52 185 77 141 64 224 172 224 294zM754 345c0 127-58 217-205 313-40-22-81-43-121-64-141-70-211-160-211-268 0-147 109-249 268-249 160 0 269 108 269 268z">
            <text:p/>
          </draw:path>
          <draw:path draw:style-name="gr30" draw:text-style-name="P17" draw:layer="layout" svg:width="0.727cm" svg:height="1.985cm" svg:x="14.146cm" svg:y="7.995cm" svg:viewBox="0 0 728 1986" svg:d="M728 70c0-23 0-47 0-70-108 6-220 6-332 6s-211 0-326-6c0 23 0 47 0 70 36 2 73 4 109 7 102 6 115 19 115 198 0 438 0 876 0 1315 0 185-32 249-122 249-51 0-95-13-146-45-9 4-17 9-26 13 4 57 9 115 13 172 17 2 34 4 51 7 4 0 8 0 13 0 76 0 210-77 293-179 109-134 135-249 135-517 0-339 0-677 0-1015 0-179 12-192 115-198 36-3 72-5 108-7z">
            <text:p/>
          </draw:path>
        </draw:g>
        <draw:path draw:style-name="gr29" draw:text-style-name="P16" draw:layer="layout" svg:width="7.366cm" svg:height="8.527cm" draw:transform="rotate (-0.725358837128844) translate (24.2315482127998cm 3.43580799317764cm)" svg:viewBox="0 0 7367 8528" svg:d="M5374 4381c88-956 2109-3142 1125-3741s-5001-1398-5138 873c-137 2272 712 1411-784 3105s169 2678 2116 3470c1947 791 2517 541 4241-959 1570-1196-1647-1793-1560-2748z">
          <text:p/>
        </draw:path>
        <draw:g draw:style-name="gr5">
          <svg:title>TexMaths</svg:title>
          <svg:desc>44§display§\qty{-6}{C}§svg§600§TRUE§</svg:desc>
          <draw:path draw:style-name="gr14" draw:text-style-name="P7" draw:layer="layout" svg:width="1.203cm" svg:height="0.134cm" svg:x="20.96cm" svg:y="9.088cm" svg:viewBox="0 0 1204 135" svg:d="M0 0c401 0 803 0 1204 0 0 45 0 90 0 135-401 0-803 0-1204 0 0-45 0-90 0-135z">
            <text:p/>
          </draw:path>
          <draw:path draw:style-name="gr14" draw:text-style-name="P7" draw:layer="layout" svg:width="0.979cm" svg:height="1.587cm" svg:x="22.388cm" svg:y="8.217cm" svg:viewBox="0 0 980 1588" svg:d="M980 1050c0-256-154-422-397-422-128 0-212 51-359 173 45-404 231-622 641-743 0-7 0-13 0-20-28-12-56-25-84-38-217 70-307 115-422 218-231 192-359 467-359 775 0 365 179 595 468 595 294 0 512-230 512-538zM788 1134c0 230-115 378-288 378-193 0-295-161-295-462 0-76 6-121 32-160 51-77 154-128 263-128 173 0 288 148 288 372z">
            <text:p/>
          </draw:path>
          <draw:path draw:style-name="gr14" draw:text-style-name="P7" draw:layer="layout" svg:width="1.453cm" svg:height="1.632cm" svg:x="23.989cm" svg:y="8.172cm" svg:viewBox="0 0 1454 1633" svg:d="M1454 1403c-6-9-13-17-19-26-141 90-295 135-468 135-435 0-730-289-730-731 0-416 256-685 647-685 218 0 442 90 442 173 0 56 0 111 0 167 23 0 47 0 70 0 7-116 13-199 45-346-192-58-359-90-519-90-198 0-384 45-531 135-256 147-391 384-391 685 0 487 352 813 884 813 186 0 352-38 506-121 21-37 43-73 64-109z">
            <text:p/>
          </draw:path>
        </draw:g>
        <draw:frame draw:style-name="gr31" draw:text-style-name="P19" draw:layer="layout" svg:width="5.357cm" svg:height="2.579cm" svg:x="1.652cm" svg:y="16.707cm">
          <draw:text-box>
            <text:p text:style-name="P18"><text:span text:style-name="T3">– </text:span><text:span text:style-name="T3">6 C</text:span></text:p>
          </draw:text-box>
        </draw:frame>
        <presentation:notes draw:style-name="dp2">
          <draw:page-thumbnail draw:style-name="gr7" draw:layer="layout" svg:width="21.219cm" svg:height="10.476cm" svg:x="0.185cm" svg:y="2.123cm" draw:page-number="5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path draw:style-name="gr32" draw:text-style-name="P1" draw:layer="layout" svg:width="6.451cm" svg:height="6.308cm" draw:transform="skewX (0.00174532925199433) rotate (-2.41518661890975) translate (11.2676684528665cm 5.4719491755687cm)" svg:viewBox="0 0 6452 6309" svg:d="M0 6309c848-1274 1729-2236 1650-3102s-296-2184 596-2727 4083-1048 4206 1011">
          <text:p/>
        </draw:path>
        <draw:line draw:style-name="gr33" draw:text-style-name="P20" draw:layer="layout" svg:x1="0.956cm" svg:y1="1.615cm" svg:x2="4.312cm" svg:y2="0.711cm">
          <text:p/>
        </draw:line>
        <draw:path draw:style-name="gr34" draw:text-style-name="P14" draw:layer="layout" svg:width="4.129cm" svg:height="0.473cm" draw:transform="rotate (0.311715804406187) translate (6.46931879133319cm 5.2908278584806cm)" svg:viewBox="0 0 4130 474" svg:d="M0 237c872-5 680-241 1382-237 628-4 701 474 1396 474 680 0 488-216 1352-227">
          <text:p/>
        </draw:path>
        <draw:g draw:style-name="gr5">
          <svg:title>TexMaths</svg:title>
          <svg:desc>44§display§\qty{4}{J/s}§svg§600§TRUE§</svg:desc>
          <draw:path draw:style-name="gr30" draw:text-style-name="P17" draw:layer="layout" svg:width="0.724cm" svg:height="1.069cm" svg:x="9.955cm" svg:y="4.703cm" svg:viewBox="0 0 725 1070" svg:d="M725 1070c0-14 0-29 0-44-25-1-50-2-75-4-74-9-92-26-92-118 0-38 0-76 0-114 88 0 123 0 167 4 0-37 0-73 0-110-43 2-79 5-127 5-14 0-27 0-40 0 0-72 0-144 0-215 0-272 0-404 9-470-6-1-12-3-18-4-38 13-76 26-114 39-145 237-290 474-435 711 6 13 12 26 18 40 136 0 272 0 408 0 0 38 0 76 0 114 0 92-17 114-92 118-32 2-65 3-97 4 0 15 0 30 0 44 84-4 167-4 251-4 79 0 158 0 237 4zM426 689c-110 0-220 0-329 0 109-180 219-360 329-540 0 180 0 360 0 540z">
            <text:p/>
          </draw:path>
          <draw:path draw:style-name="gr30" draw:text-style-name="P17" draw:layer="layout" svg:width="0.5cm" svg:height="1.363cm" svg:x="11.04cm" svg:y="4.703cm" svg:viewBox="0 0 501 1364" svg:d="M501 48c0-16 0-32 0-48-75 4-150 4-224 4-75 0-150 0-224-4 0 16 0 32 0 48 23 2 47 3 70 5 75 4 79 17 79 136 0 301 0 602 0 903 0 128-22 176-83 176-36 0-66-9-101-31-6 3-12 6-18 9 3 38 6 76 9 114 12 1 23 3 35 4 3 0 6 0 9 0 52 0 145-48 202-123 75-92 96-171 96-355 0-232 0-465 0-697 0-119 5-132 80-136 23-2 46-3 70-5z">
            <text:p/>
          </draw:path>
          <draw:path draw:style-name="gr30" draw:text-style-name="P17" draw:layer="layout" svg:width="0.544cm" svg:height="1.451cm" svg:x="11.677cm" svg:y="4.628cm" svg:viewBox="0 0 545 1452" svg:d="M0 1452c28 0 56 0 83 0 154-484 308-968 462-1452-29 0-59 0-88 0-152 484-305 968-457 1452z">
            <text:p/>
          </draw:path>
          <draw:path draw:style-name="gr30" draw:text-style-name="P17" draw:layer="layout" svg:width="0.557cm" svg:height="0.749cm" svg:x="12.367cm" svg:y="5.049cm" svg:viewBox="0 0 558 750" svg:d="M558 491c0-48-13-83-44-114-40-39-92-57-224-83-127-22-171-53-171-127 0-75 57-119 149-119 105 0 180 53 180 127 0 12 0 24 0 36 15 0 29 0 44 0 4-88 4-128 9-176-84-26-136-35-202-35-176 0-286 83-286 219 0 75 35 128 106 163 39 17 123 39 228 65 66 14 97 44 97 106 0 83-75 140-185 140-114 0-193-53-193-131 0-21 0-41 0-62-16 0-32 0-48 0 0 105-5 154-18 215 83 26 141 35 211 35 202 0 347-105 347-259z">
            <text:p/>
          </draw:path>
        </draw:g>
        <draw:path draw:style-name="gr32" draw:text-style-name="P1" draw:layer="layout" svg:width="6.451cm" svg:height="6.308cm" draw:transform="skewX (0.00174532925199424) rotate (-2.41518661890975) translate (26.3686684528665cm 4.9779491755687cm)" svg:viewBox="0 0 6452 6309" svg:d="M0 6309c848-1274 1729-2236 1650-3102s-296-2184 596-2727 4083-1048 4206 1011">
          <text:p/>
        </draw:path>
        <draw:path draw:style-name="gr35" draw:text-style-name="P14" draw:layer="layout" svg:width="4.129cm" svg:height="0.473cm" draw:transform="rotate (-2.82970231625841) translate (25.6496474641651cm 3.99093258857877cm)" svg:viewBox="0 0 4130 474" svg:d="M0 237c872-5 680-241 1382-237 628-3 701 474 1396 474 679 0 488-216 1352-226">
          <text:p/>
        </draw:path>
        <draw:g draw:style-name="gr5">
          <svg:title>TexMaths</svg:title>
          <svg:desc>44§display§\qty{-4}{J/s}§svg§600§TRUE§</svg:desc>
          <draw:path draw:style-name="gr14" draw:text-style-name="P7" draw:layer="layout" svg:width="0.825cm" svg:height="0.091cm" svg:x="18.111cm" svg:y="5.94cm" svg:viewBox="0 0 826 92" svg:d="M0 0c275 0 551 0 826 0 0 31 0 61 0 92-275 0-551 0-826 0 0-31 0-61 0-92z">
            <text:p/>
          </draw:path>
          <draw:path draw:style-name="gr14" draw:text-style-name="P7" draw:layer="layout" svg:width="0.724cm" svg:height="1.069cm" svg:x="19.047cm" svg:y="5.335cm" svg:viewBox="0 0 725 1070" svg:d="M725 1070c0-14 0-29 0-44-25-1-50-2-74-4-75-9-93-26-93-118 0-38 0-76 0-114 93 0 123 0 167 4 0-37 0-73 0-110-42 2-74 5-127 5-13 0-27 0-40 0 0-72 0-144 0-215 0-272 5-404 9-470-6-1-12-3-18-4-38 13-76 26-114 39-145 237-290 474-435 711 6 13 12 26 18 40 136 0 272 0 408 0 0 38 0 76 0 114 0 92-17 114-92 118-32 2-64 3-97 4 0 15 0 30 0 44 84-4 167-4 251-4 79 0 158 0 237 4zM426 689c-110 0-219 0-329 0 110-180 219-360 329-540 0 180 0 360 0 540z">
            <text:p/>
          </draw:path>
          <draw:path draw:style-name="gr14" draw:text-style-name="P7" draw:layer="layout" svg:width="0.504cm" svg:height="1.363cm" svg:x="20.133cm" svg:y="5.335cm" svg:viewBox="0 0 505 1364" svg:d="M505 48c0-16 0-32 0-48-74 4-153 4-228 4s-150 0-224-4c0 16 0 32 0 48 25 2 50 3 74 5 71 4 80 17 80 136 0 301 0 602 0 903 0 128-22 176-84 176-39 0-70-9-105-31-6 3-12 6-18 9 3 38 6 76 9 114 13 1 26 3 39 4 2 0 3 0 5 0 57 0 145-48 202-123 79-92 97-171 97-355 0-232 0-465 0-697 0-119 8-132 79-136 25-2 50-3 74-5z">
            <text:p/>
          </draw:path>
          <draw:path draw:style-name="gr14" draw:text-style-name="P7" draw:layer="layout" svg:width="0.544cm" svg:height="1.451cm" svg:x="20.77cm" svg:y="5.26cm" svg:viewBox="0 0 545 1452" svg:d="M0 1452c29 0 59 0 88 0 152-484 305-968 457-1452-28 0-56 0-83 0-154 484-308 968-462 1452z">
            <text:p/>
          </draw:path>
          <draw:path draw:style-name="gr14" draw:text-style-name="P7" draw:layer="layout" svg:width="0.557cm" svg:height="0.749cm" svg:x="21.465cm" svg:y="5.681cm" svg:viewBox="0 0 558 750" svg:d="M558 491c0-48-13-83-44-114-39-39-92-57-224-83-127-22-171-53-171-127 0-75 57-119 149-119 101 0 180 53 180 127 0 12 0 24 0 36 15 0 30 0 44 0 5-88 5-128 9-176-83-26-136-35-202-35-176 0-286 83-286 219 0 75 31 128 106 163 39 17 123 39 228 65 66 14 97 44 97 106 0 83-79 140-185 140-114 0-193-53-193-131 0-21 0-41 0-62-16 0-32 0-48 0 0 105-5 154-18 215 79 26 141 35 211 35 202 0 347-105 347-259z">
            <text:p/>
          </draw:path>
        </draw:g>
        <draw:custom-shape draw:style-name="gr22" draw:text-style-name="P14" draw:layer="layout" svg:width="0.318cm" svg:height="0.318cm" svg:x="3.983cm" svg:y="12.5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84cm" svg:y="12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985cm" svg:y="14.5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51cm" svg:y="12.0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59cm" svg:y="10.4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809cm" svg:y="15.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54cm" svg:y="14.5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23cm" svg:y="15.0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3cm" svg:y="13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864cm" svg:y="12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389cm" svg:y="11.2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6cm" svg:y="11.2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569cm" svg:y="14.9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09cm" svg:y="13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01cm" svg:y="12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47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41cm" svg:y="12.9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584cm" svg:y="13.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51cm" svg:y="13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073cm" svg:y="13.9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185cm" svg:y="1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572cm" svg:y="12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2.996cm" svg:y="12.1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3.971cm" svg:y="12.0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4.438cm" svg:y="12.6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88cm" svg:y="1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874cm" svg:y="12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261cm" svg:y="11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773cm" svg:y="10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409cm" svg:y="10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77cm" svg:y="11.5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818cm" svg:y="14.5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968cm" svg:y="15.3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6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5) rotate (-2.41518661890975) translate (10.7421562157411cm 4.492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5.708cm" svg:y="2.3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03cm" svg:y="3.0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7.198cm" svg:y="4.9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709cm" svg:y="6.42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6.769cm" svg:y="5.6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6.229cm" svg:y="6.0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5.572cm" svg:y="1.5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5.532cm" svg:y="0.7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365cm" svg:y="4.1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9.408cm" svg:y="14.8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73cm" svg:y="15.5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9.198cm" svg:y="18.8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7.709cm" svg:y="20.34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8.769cm" svg:y="19.5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8.229cm" svg:y="19.98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9.272cm" svg:y="1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232cm" svg:y="13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9.365cm" svg:y="18.1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 text:style-name="P4"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9) rotate (-2.41518661890975) translate (25.9431562157411cm 4.753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38" draw:text-style-name="P14" draw:layer="layout" svg:width="2.854cm" svg:height="0.944cm" draw:transform="skewX (-0.0656243798749868) rotate (-3.02465559370617) translate (10.162cm 4.758cm)" draw:kind="arc" draw:start-angle="218.62" draw:end-angle="318.07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draw:frame draw:style-name="gr40" draw:text-style-name="P23" draw:layer="layout" svg:width="0.951cm" svg:height="0.992cm" svg:x="5.911cm" svg:y="3.802cm">
          <draw:text-box>
            <text:p><text:span text:style-name="T4">+</text:span></text:p>
          </draw:text-box>
        </draw:frame>
        <draw:frame draw:style-name="gr40" draw:text-style-name="P23" draw:layer="layout" svg:width="0.951cm" svg:height="0.992cm" svg:x="20.87cm" svg:y="3.703cm">
          <draw:text-box>
            <text:p><text:span text:style-name="T4">+</text:span></text:p>
          </draw:text-box>
        </draw:frame>
        <presentation:notes draw:style-name="dp2">
          <office:forms form:automatic-focus="false" form:apply-design-mode="false"/>
          <draw:page-thumbnail draw:style-name="gr7" draw:layer="layout" svg:width="21.219cm" svg:height="10.476cm" svg:x="0.185cm" svg:y="2.123cm" draw:page-number="7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17) rotate (-2.41518661890975) translate (10.7421562157411cm 17.288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5.708cm" svg:y="15.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03cm" svg:y="15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7.198cm" svg:y="17.7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709cm" svg:y="19.22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6.769cm" svg:y="18.4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229cm" svg:y="18.86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5.572cm" svg:y="14.3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532cm" svg:y="13.5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365cm" svg:y="16.99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35) rotate (-2.41518661890975) translate (25.9431562157411cm 16.887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20.909cm" svg:y="14.43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1.231cm" svg:y="15.1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1.899cm" svg:y="17.4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41cm" svg:y="18.9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21.47cm" svg:y="18.1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93cm" svg:y="18.56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20.773cm" svg:y="13.6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733cm" svg:y="12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2.066cm" svg:y="16.69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22.5431562157411cm 4.73787315018581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20.91cm" svg:y="3.17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1.232cm" svg:y="3.9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1.9cm" svg:y="6.1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411cm" svg:y="7.65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21.471cm" svg:y="6.8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931cm" svg:y="7.29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20.774cm" svg:y="2.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734cm" svg:y="1.5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2.067cm" svg:y="5.42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4.879cm" svg:height="0.948cm" draw:transform="skewX (-0.235968514869633) rotate (0.0682423737529783) translate (5.265cm 2.498cm)" draw:kind="arc" draw:start-angle="220.81" draw:end-angle="315.79">
          <text:p/>
        </draw:ellipse>
        <draw:ellipse draw:style-name="gr39" draw:text-style-name="P14" draw:layer="layout" svg:width="4.397cm" svg:height="0.946cm" draw:transform="skewX (-0.203330857857339) rotate (-3.06584536405324) translate (24.75cm 5.486cm)" draw:kind="arc" draw:start-angle="220.42" draw:end-angle="315.8">
          <text:p/>
        </draw:ellipse>
        <draw:g draw:style-name="gr23">
          <draw:path draw:style-name="gr32" draw:text-style-name="P1" draw:layer="layout" svg:width="5.555cm" svg:height="5.432cm" draw:transform="skewX (0.00174532925199435) rotate (-2.41518661890975) translate (10.7031562157411cm 4.50787315018581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9.369cm" svg:y="2.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691cm" svg:y="2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9.159cm" svg:y="6.0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67cm" svg:y="7.54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8.73cm" svg:y="6.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8.19cm" svg:y="7.1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9.233cm" svg:y="1.24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193cm" svg:y="0.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326cm" svg:y="5.31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0" draw:text-style-name="P25" draw:layer="layout" svg:width="0.875cm" svg:height="0.992cm" svg:x="21.223cm" svg:y="0.805cm">
          <draw:text-box>
            <text:p text:style-name="P18"><text:span text:style-name="T5">–</text:span></text:p>
          </draw:text-box>
        </draw:frame>
        <draw:frame draw:style-name="gr40" draw:text-style-name="P25" draw:layer="layout" svg:width="0.875cm" svg:height="0.992cm" svg:x="9.524cm" svg:y="0.805cm">
          <draw:text-box>
            <text:p text:style-name="P18"><text:span text:style-name="T5">–</text:span></text:p>
          </draw:text-box>
        </draw:frame>
        <draw:custom-shape draw:name="XXXtestXXX" draw:style-name="gr43" draw:text-style-name="P24" draw:layer="layout" svg:width="0.274cm" svg:height="0.274cm" svg:x="13.194cm" svg:y="11.421cm">
          <text:p/>
          <draw:enhanced-geometry svg:viewBox="0 0 21600 21600" draw:glue-points="10800 0 3163 3163 0 10800 3163 18437 10800 21600 18437 18437 21600 10800 18437 3163" draw:text-areas="3163 3163 18437 18437" draw:type="diamond" draw:enhanced-path="U 10800 10800 10800 10800 0 360 Z N"/>
        </draw:custom-shape>
        <draw:custom-shape draw:name="YYYtestYYY" draw:style-name="gr41" draw:text-style-name="P24" draw:layer="layout" svg:width="0.495cm" svg:height="0.495cm" svg:x="15.971cm" svg:y="11.293cm">
          <text:p/>
          <draw:enhanced-geometry svg:viewBox="0 0 21600 21600" draw:glue-points="10800 0 0 10800 10800 21600 21600 10800" draw:text-areas="5400 5400 16200 16200" draw:type="ellipse" draw:enhanced-path="M 10800 0 L 21600 10800 10800 21600 0 10800 10800 0 Z N"/>
        </draw:custom-shap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8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style-name="gr23">
          <draw:path draw:style-name="gr32" draw:text-style-name="P1" draw:layer="layout" svg:width="5.555cm" svg:height="5.432cm" draw:transform="skewX (0.00174532925199435) rotate (-2.41518661890975) translate (10.7421562157411cm 4.4922439708545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9.409cm" svg:y="2.1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731cm" svg:y="2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9.199cm" svg:y="6.1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71cm" svg:y="7.6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8.77cm" svg:y="6.8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8.23cm" svg:y="7.288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9.273cm" svg:y="1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233cm" svg:y="0.5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9.366cm" svg:y="5.4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9) rotate (-2.41518661890975) translate (10.7421562157411cm 17.3098731501858cm)" svg:viewBox="0 0 5556 5433" svg:d="M0 5433c730-1096 1489-1926 1421-2671-68-746-255-1881 513-2349 768-467 3516-902 3622 871">
            <text:p/>
          </draw:path>
          <draw:custom-shape draw:style-name="gr41" draw:text-style-name="P24" draw:layer="layout" svg:width="0.273cm" svg:height="0.274cm" svg:x="5.709cm" svg:y="15.2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031cm" svg:y="16.0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7.199cm" svg:y="17.8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71cm" svg:y="19.37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6.77cm" svg:y="18.5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6.23cm" svg:y="19.01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5.573cm" svg:y="14.4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5.533cm" svg:y="13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7.366cm" svg:y="17.14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6.958cm" svg:y="8.9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8.009cm" svg:y="10.16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8.636cm" svg:y="10.261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9.477cm" svg:y="10.1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10.199cm" svg:y="10.16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g draw:style-name="gr23">
          <draw:path draw:style-name="gr32" draw:text-style-name="P1" draw:layer="layout" svg:width="5.555cm" svg:height="5.432cm" draw:transform="skewX (0.00174532925199429) rotate (-2.41518661890975) translate (25.9431562157411cm 4.7532439708545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09cm" svg:y="2.30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1cm" svg:y="3.0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899cm" svg:y="5.2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cm" svg:y="6.785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cm" svg:y="6.0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cm" svg:y="6.43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3cm" svg:y="1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3cm" svg:y="0.66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6cm" svg:y="4.55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18.71cm" svg:y="2.2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9.032cm" svg:y="3.0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3cm" svg:height="0.274cm" svg:x="20.2cm" svg:y="4.8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8.711cm" svg:y="6.37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3cm" svg:height="0.274cm" svg:x="19.771cm" svg:y="5.5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9.231cm" svg:y="6.01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41" draw:text-style-name="P24" draw:layer="layout" svg:width="0.274cm" svg:height="0.274cm" svg:x="18.574cm" svg:y="1.4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18.534cm" svg:y="0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1" draw:text-style-name="P24" draw:layer="layout" svg:width="0.274cm" svg:height="0.274cm" svg:x="20.367cm" svg:y="4.14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draw:style-name="gr23">
          <draw:path draw:style-name="gr32" draw:text-style-name="P1" draw:layer="layout" svg:width="5.555cm" svg:height="5.432cm" draw:transform="skewX (0.00174532925199423) rotate (-2.41518661890975) translate (22.5431562157411cm 16.8708731501858cm)" svg:viewBox="0 0 5556 5433" svg:d="M0 5433c730-1096 1489-1926 1421-2671-68-746-255-1881 513-2349 768-467 3516-902 3622 871">
            <text:p/>
          </draw:path>
          <draw:custom-shape draw:style-name="gr22" draw:text-style-name="P14" draw:layer="layout" svg:width="0.273cm" svg:height="0.274cm" svg:x="20.91cm" svg:y="15.30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1.232cm" svg:y="16.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3cm" svg:height="0.274cm" svg:x="21.9cm" svg:y="18.2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411cm" svg:y="19.786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3cm" svg:height="0.274cm" svg:x="21.471cm" svg:y="19.0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931cm" svg:y="19.431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22" draw:text-style-name="P14" draw:layer="layout" svg:width="0.274cm" svg:height="0.274cm" svg:x="20.774cm" svg:y="14.4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0.734cm" svg:y="1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14" draw:layer="layout" svg:width="0.274cm" svg:height="0.274cm" svg:x="22.067cm" svg:y="17.5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0.932cm" svg:height="3.107cm" svg:x="20.959cm" svg:y="8.862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 draw:style-name="gr5">
          <svg:title>TexMaths</svg:title>
          <svg:desc>28§display§t + \Delta t§svg§600§TRUE§</svg:desc>
          <draw:path draw:style-name="gr37" draw:text-style-name="P22" draw:layer="layout" svg:width="0.262cm" svg:height="0.638cm" svg:x="22.01cm" svg:y="10.121cm" svg:viewBox="0 0 263 639" svg:d="M221 533c-4-6-7-11-11-17-15 10-30 21-45 31-28 19-48 28-59 28-8 0-11-6-11-20 0-25 11-100 42-245 4-20 8-39 11-59 36 0 71 0 107 0 2-17 5-33 8-50-36 5-70 5-106 5 16-89 25-139 44-189-3-6-7-11-11-17-19 14-47 25-75 36-9 55-17 110-25 165-45 22-70 31-87 36-1 5-2 9-3 14 28 0 56 0 84 0-19 92-37 184-56 276-6 23-11 48-11 73s8 39 28 39c33 0 67-20 145-81 17-14 11-8 31-25z">
            <text:p/>
          </draw:path>
          <draw:path draw:style-name="gr37" draw:text-style-name="P22" draw:layer="layout" svg:width="0.533cm" svg:height="0.532cm" svg:x="22.637cm" svg:y="10.222cm" svg:viewBox="0 0 534 533" svg:d="M534 293c0-19 0-37 0-56-80 0-160 0-240 0 0-79 0-158 0-237-18 0-36 0-53 0 0 79 0 158 0 237-81 0-161 0-241 0 0 19 0 37 0 56 80 0 160 0 241 0 0 80 0 160 0 240 17 0 35 0 53 0 0-80 0-160 0-240 80 0 160 0 240 0z">
            <text:p/>
          </draw:path>
          <draw:path draw:style-name="gr37" draw:text-style-name="P22" draw:layer="layout" svg:width="0.648cm" svg:height="0.682cm" svg:x="23.478cm" svg:y="10.071cm" svg:viewBox="0 0 649 683" svg:d="M327 25c-109 204-218 407-327 611 1 14 2 28 3 42 73-6 145-9 218-9 120 0 243 6 366 14 20-10 40-20 59-30 1-6 2-11 3-17-106-204-193-418-263-636-20 8-39 17-59 25zM523 630c-115 0-229-2-347-2-33 0-67 0-103 2-1-4-2-9-3-14 78-164 157-318 252-477 3 0 7 0 11 0 65 161 156 391 196 483-2 3-4 6-6 8z">
            <text:p/>
          </draw:path>
          <draw:path draw:style-name="gr37" draw:text-style-name="P22" draw:layer="layout" svg:width="0.262cm" svg:height="0.638cm" svg:x="24.2cm" svg:y="10.121cm" svg:viewBox="0 0 263 639" svg:d="M218 533c-3-6-5-11-8-17-15 10-30 21-45 31-28 19-48 28-59 28-8 0-14-6-14-20 0-25 11-100 42-245 5-20 10-39 14-59 35 0 69 0 104 0 3-17 7-33 11-50-36 5-70 5-106 5 14-89 25-139 42-189-4-6-8-11-12-17-19 14-44 25-75 36-9 55-17 110-25 165-42 22-67 31-84 36-1 5-2 9-3 14 27 0 54 0 81 0-18 92-35 184-53 276-6 23-14 48-14 73s11 39 31 39c33 0 67-20 142-81 20-14 14-8 31-25z">
            <text:p/>
          </draw:path>
        </draw:g>
        <draw:ellipse draw:style-name="gr42" draw:text-style-name="P14" draw:layer="layout" svg:width="3.898cm" svg:height="0.946cm" draw:transform="skewX (-0.159348560707082) rotate (0.0855211333477221) translate (6.076cm 2.766cm)" draw:kind="arc" draw:start-angle="221.84" draw:end-angle="314.75">
          <text:p/>
        </draw:ellipse>
        <draw:ellipse draw:style-name="gr39" draw:text-style-name="P14" draw:layer="layout" svg:width="4.397cm" svg:height="0.947cm" draw:transform="skewX (-0.20315632493214) rotate (0.0757472895365539) translate (19.946cm 4.21cm)" draw:kind="arc" draw:start-angle="218.6" draw:end-angle="318.08">
          <text:p/>
        </draw:ellipse>
        <presentation:notes draw:style-name="dp3">
          <office:forms form:automatic-focus="false" form:apply-design-mode="false"/>
          <draw:page-thumbnail draw:style-name="gr7" draw:layer="layout" svg:width="21.219cm" svg:height="10.476cm" svg:x="0.185cm" svg:y="2.123cm" draw:page-number="9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44" draw:text-style-name="P26" draw:layer="layout" svg:width="2.151cm" svg:height="3.485cm" svg:x="4.0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2.151cm" svg:height="3.485cm" svg:x="7.059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26" draw:layer="layout" svg:width="2.151cm" svg:height="3.485cm" svg:x="9.955cm" svg:y="3.6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14" draw:layer="layout" svg:width="0.318cm" svg:height="0.318cm" svg:x="7.717cm" svg:y="13.5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84cm" svg:y="12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811cm" svg:y="13.3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092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088cm" svg:y="12.3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6.597cm" svg:y="13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122cm" svg:y="12.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949cm" svg:y="12.2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521cm" svg:y="12.7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607cm" svg:y="13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994cm" svg:y="12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9.267cm" svg:y="12.5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506cm" svg:y="11.9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8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9.714cm" svg:y="11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363cm" svg:y="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8.035cm" svg:y="11.1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21cm" svg:y="12.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5.417cm" svg:y="4.7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7.306cm" svg:y="5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342cm" svg:y="4.2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88cm" svg:y="6.5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511cm" svg:y="4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879cm" svg:y="4.9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176cm" svg:y="6.3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479cm" svg:y="5.2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28cm" svg:y="5.24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181cm" svg:y="5.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282cm" svg:y="6.45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1.576cm" svg:y="6.5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4" draw:layer="layout" svg:width="0.318cm" svg:height="0.318cm" svg:x="10.784cm" svg:y="5.6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329cm" svg:y="3.8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942cm" svg:y="4.5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cm" svg:y="4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161cm" svg:y="5.56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599cm" svg:y="5.6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cm" svg:y="6.1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296cm" svg:y="4.8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1.48cm" svg:y="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15" draw:layer="layout" svg:width="0.318cm" svg:height="0.318cm" svg:x="10.619cm" svg:y="3.9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0" presentation:class="page"/>
          <draw:frame presentation:style-name="pr1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draw:page draw:name="page11" draw:style-name="dp4" draw:master-page-name="Default">
        <office:forms form:automatic-focus="false" form:apply-design-mode="false"/>
        <draw:frame draw:style-name="gr46" draw:text-style-name="P28" draw:layer="layout" svg:width="28.049cm" svg:height="4.715cm" svg:x="0.398cm" svg:y="0.657cm">
          <draw:text-box>
            <text:p text:style-name="P27"><text:span text:style-name="T6"></text:span><text:span text:style-name="T7"></text:span><text:span text:style-name="T8"></text:span><text:span text:style-name="T7"></text:span><text:span text:style-name="T8"></text:span><text:span text:style-name="T7"></text:span><text:span text:style-name="T7">?  +</text:span></text:p>
            <text:p text:style-name="P27"><text:span text:style-name="T7"/></text:p>
            <text:p text:style-name="P27"><text:span text:style-name="T7"></text:span><text:span text:style-name="T7">$</text:span><text:span text:style-name="T8"></text:span><text:span text:style-name="T7"></text:span></text:p>
            <text:p text:style-name="P27"><text:span text:style-name="T7"/></text:p>
            <text:p text:style-name="P27"><text:span text:style-name="T7"></text:span><text:span text:style-name="T9"></text:span><text:span text:style-name="T7"></text:span><text:span text:style-name="T9"></text:span><text:span text:style-name="T7"></text:span><text:span text:style-name="T9"></text:span></text:p>
            <text:p text:style-name="P27"><text:span text:style-name="T7"/></text:p>
            <text:p text:style-name="P27"><text:span text:style-name="T7"></text:span><text:span text:style-name="T8"></text:span></text:p>
            <text:p text:style-name="P27"><text:span text:style-name="T7"/></text:p>
            <text:p text:style-name="P27"><text:span text:style-name="T7"></text:span><text:span text:style-name="T8"></text:span><text:span text:style-name="T7"></text:span></text:p>
          </draw:text-box>
        </draw:frame>
        <draw:custom-shape draw:style-name="gr47" draw:text-style-name="P4" draw:layer="layout" svg:width="4.996cm" svg:height="3.387cm" svg:x="4.656cm" svg:y="5.7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6.095cm" svg:height="3.55cm" svg:x="7.43cm" svg:y="6.685cm">
          <text:p/>
          <draw:enhanced-geometry svg:viewBox="0 0 21600 21600" draw:type="rectangle" draw:enhanced-path="M 0 0 L 21600 0 21600 21600 0 21600 0 0 Z N"/>
        </draw:custom-shape>
        <draw:line draw:style-name="gr49" draw:text-style-name="P4" draw:layer="layout" svg:x1="23.088cm" svg:y1="3.963cm" svg:x2="25.537cm" svg:y2="3.963cm">
          <text:p/>
        </draw:line>
        <draw:custom-shape draw:style-name="gr50" draw:text-style-name="P4" draw:layer="layout" svg:width="1.291cm" svg:height="4.17cm" svg:x="20.007cm" svg:y="4.46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path draw:style-name="gr51" draw:text-style-name="P30" draw:layer="layout" svg:width="7.366cm" svg:height="8.527cm" draw:transform="skewX (5.93005045969343E-017) rotate (-0.725358837128844) translate (23.6905482127998cm 8.53480799317764cm)" svg:viewBox="0 0 7367 8528" svg:d="M5374 4381c88-956 2109-3142 1125-3741s-5001-1398-5138 873c-137 2272 712 1411-784 3105s169 2678 2116 3470c1947 791 2517 541 4241-959 1570-1196-1647-1793-1560-2748z">
          <text:p/>
        </draw:path>
        <draw:path draw:style-name="gr52" draw:text-style-name="P1" draw:layer="layout" svg:width="7.366cm" svg:height="8.527cm" draw:transform="skewX (5.93005045969343E-017) rotate (-0.725358837128844) translate (5.72654821279978cm 10.3798079931776cm)" svg:viewBox="0 0 7367 8528" svg:d="M5374 4381c88-956 2109-3142 1125-3741s-5001-1398-5138 873c-137 2272 712 1411-784 3105s169 2678 2116 3470c1947 791 2517 541 4241-959 1570-1196-1647-1793-1560-2748z">
          <text:p/>
        </draw:path>
        <draw:custom-shape draw:style-name="gr53" draw:text-style-name="P31" draw:layer="layout" svg:width="0.318cm" svg:height="0.318cm" svg:x="3.243cm" svg:y="1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244cm" svg:y="15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245cm" svg:y="17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511cm" svg:y="14.5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338cm" svg:y="14.9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619cm" svg:y="12.9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615cm" svg:y="14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96cm" svg:y="15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733cm" svg:y="16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713cm" svg:y="17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634cm" svg:y="18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069cm" svg:y="18.5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414cm" svg:y="17.1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283cm" svg:y="17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123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124cm" svg:y="14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649cm" svg:y="13.8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476cm" svg:y="13.8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11cm" svg:y="15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139cm" svg:y="18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018cm" svg:y="19.1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829cm" svg:y="17.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69cm" svg:y="15.8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7cm" svg:y="15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73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801cm" svg:y="15.5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844cm" svg:y="16.1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311cm" svg:y="15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333cm" svg:y="16.5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445cm" svg:y="16.3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1.832cm" svg:y="15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2.256cm" svg:y="14.7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231cm" svg:y="14.6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3.698cm" svg:y="15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48cm" svg:y="14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134cm" svg:y="14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521cm" svg:y="14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794cm" svg:y="14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033cm" svg:y="13.5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669cm" svg:y="13.5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241cm" svg:y="13.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6.513cm" svg:y="12.28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562cm" svg:y="12.7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4.737cm" svg:y="14.1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7.913cm" svg:y="13.2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628cm" svg:y="17.2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078cm" svg:y="17.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3" draw:text-style-name="P31" draw:layer="layout" svg:width="0.318cm" svg:height="0.318cm" svg:x="5.228cm" svg:y="17.94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" draw:layer="layout" svg:width="21.219cm" svg:height="10.476cm" svg:x="0.185cm" svg:y="2.123cm" draw:page-number="11" presentation:class="page"/>
          <draw:frame presentation:style-name="pr2" draw:text-style-name="P8" draw:layer="layout" svg:width="16.771cm" svg:height="12.572cm" svg:x="2.40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Condensed" svg:font-family="'DejaVu Sans Condensed'" style:font-adornments="Regular" style:font-family-generic="modern" style:font-pitch="variable"/>
    <style:font-face style:name="DejaVu Sans Condensed1" svg:font-family="'DejaVu Sans Condensed'" style:font-pitch="variable"/>
    <style:font-face style:name="DejaVu Sans Condensed2" svg:font-family="'DejaVu Sans Condensed'" style:font-adornments="Regular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adornments="Regular" style:font-family-generic="modern" style:font-pitch="fixed"/>
    <style:font-face style:name="DejaVu Sans Mono2" svg:font-family="'DejaVu Sans Mono'" style:font-adornments="Regular" style:font-family-generic="modern" style:font-pitch="variable"/>
    <style:font-face style:name="Font Awesome 6 Brands Regular" svg:font-family="'Font Awesome 6 Brands Regular'"/>
    <style:font-face style:name="Font Awesome 6 Brands Regular1" svg:font-family="'Font Awesome 6 Brands Regular'" style:font-adornments="Regular" style:font-pitch="variable"/>
    <style:font-face style:name="Font Awesome 6 Brands Regular2" svg:font-family="'Font Awesome 6 Brands Regular'" style:font-adornments="Regular"/>
    <style:font-face style:name="Font Awesome 6 Brands Regular3" svg:font-family="'Font Awesome 6 Brands Regular'" style:font-pitch="variable"/>
    <style:font-face style:name="Font Awesome 6 Free Regular" svg:font-family="'Font Awesome 6 Free Regular'"/>
    <style:font-face style:name="Font Awesome 6 Free Regular1" svg:font-family="'Font Awesome 6 Free Regular'" style:font-adornments="Regular" style:font-pitch="variable"/>
    <style:font-face style:name="Font Awesome 6 Free Regular2" svg:font-family="'Font Awesome 6 Free Regular'" style:font-adornments="Regular"/>
    <style:font-face style:name="Font Awesome 6 Free Regular3" svg:font-family="'Font Awesome 6 Free Regular'" style:font-pitch="variable"/>
    <style:font-face style:name="Font Awesome 6 Free Solid" svg:font-family="'Font Awesome 6 Free Solid'" style:font-adornments="Regular"/>
    <style:font-face style:name="Font Awesome 6 Free Solid1" svg:font-family="'Font Awesome 6 Free Solid'"/>
    <style:font-face style:name="Font Awesome 6 Free Solid2" svg:font-family="'Font Awesome 6 Free Solid'" style:font-adornments="Regular" style:font-pitch="variable"/>
    <style:font-face style:name="Font Awesome 6 Free Solid3" svg:font-family="'Font Awesome 6 Free Solid'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Palatino LT Std" svg:font-family="'Palatino LT Std'" style:font-pitch="variable"/>
    <style:font-face style:name="Palatino LT Std1" svg:font-family="'Palatino LT Std'" style:font-adornments="Regular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Green_20_90_20_Degrees_20_Triple" draw:display-name="Green 90 Degrees Triple" draw:style="triple" draw:color="#00a933" draw:distance="0.203cm" draw:rotation="900"/>
    <draw:marker draw:name="Arrow" svg:viewBox="0 0 20 30" svg:d="M10 0l-10 30h20z"/>
    <draw:marker draw:name="Arrowheads_20_6" draw:display-name="Arrowheads 6" svg:viewBox="0 0 1131 1580" svg:d="M1013 1491l118 89-567-1580-564 1580 114-85 136-68 148-46 161-17 161 13 153 46z"/>
    <draw:marker draw:name="Arrowheads_20_7" draw:display-name="Arrowheads 7" svg:viewBox="0 0 20 40" svg:d="M0 40l10-40 10 40z"/>
    <draw:stroke-dash draw:name="Dash_20__28_Rounded_29_" draw:display-name="Dash (Rounded)" draw:style="round" draw:dots1="1" draw:dots1-length="201%" draw:distance="199%"/>
    <draw:stroke-dash draw:name="Dash_20_Dot_20_4" draw:display-name="Dash Dot 4" draw:style="rect" draw:dots1="1" draw:dots1-length="0.02cm" draw:dots2="1" draw:dots2-length="0.02cm" draw:distance="0.02cm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draw:auto-grow-width="true"/>
      <style:text-properties style:font-name="DejaVu Sans Condensed2" fo:font-family="'DejaVu Sans Condensed'" style:font-style-name="Regular" style:font-pitch="variable" fo:font-size="21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draw:auto-grow-width="true"/>
      <style:text-properties style:font-name="DejaVu Sans Condensed2" fo:font-family="'DejaVu Sans Condensed'" style:font-style-name="Regular" style:font-pitch="variable" fo:font-size="21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center" draw:auto-grow-width="true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1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fill="solid" draw:fill-color="#729fcf" draw:textarea-horizontal-align="justify" draw:auto-grow-width="true" draw:shadow="hidden" draw:shadow-offset-x="0.2cm" draw:shadow-offset-y="0.2cm" draw:shadow-color="#808080"/>
      <style:text-properties style:font-name="DejaVu Sans Condensed2" fo:font-family="'DejaVu Sans Condensed'" style:font-style-name="Regular" style:font-pitch="variable" style:letter-kerning="true"/>
    </style:style>
    <style:style style:name="Default-notes" style:family="presentation">
      <style:graphic-properties draw:stroke="none" draw:fill="none" draw:auto-grow-width="tru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true" draw:auto-grow-width="tru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 draw:auto-grow-width="tru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width="tru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 Condensed2" fo:font-family="'DejaVu Sans Condensed'" style:font-style-name="Regular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2.576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 fo:min-width="3.236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 fo:min-width="2.318cm" loext:decorative="false"/>
      <style:paragraph-properties style:writing-mode="lr-tb"/>
    </style:style>
    <style:style style:name="Mgr4" style:family="graphic" style:parent-style-name="standard">
      <style:graphic-properties draw:stroke="none" draw:fill="none" draw:fill-color="#ffffff" draw:textarea-vertical-align="bottom" draw:auto-grow-height="false" fo:min-height="1.397cm" fo:min-width="2.762cm" loext:decorative="false"/>
      <style:paragraph-properties style:writing-mode="lr-tb"/>
    </style:style>
    <style:style style:name="Mgr5" style:family="graphic" style:parent-style-name="standard">
      <style:graphic-properties draw:stroke="none" draw:fill="none" draw:fill-color="#ffffff" draw:auto-grow-width="true" fo:min-height="0.497cm" fo:min-width="2.034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loext:graphic-properties draw:fill="none" draw:fill-color="#ffffff"/>
      <style:paragraph-properties fo:text-align="end"/>
      <style:text-properties fo:color="#bbbbbb" loext:opacity="100%" style:font-name="DejaVu Sans Mono" fo:font-size="10.5pt" style:font-size-asian="9pt" style:font-size-complex="9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bbbbb" loext:opacity="100%" style:font-name="DejaVu Sans Mono"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3.076cm" svg:height="1.396cm" svg:x="3.146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3.736cm" svg:height="1.396cm" svg:x="15.036cm" svg:y="0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2.818cm" svg:height="1.396cm" svg:x="3.275cm" svg:y="26.543cm" presentation:class="footer">
        <draw:text-box>
          <text:p text:style-name="MP1"><text:span text:style-name="MT1"><presentation:footer/></text:span></text:p>
        </draw:text-box>
      </draw:frame>
      <draw:frame draw:style-name="Mgr4" draw:text-style-name="MP4" draw:layer="backgroundobjects" svg:width="3.262cm" svg:height="1.396cm" svg:x="15.273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9.94cm" svg:height="3.505cm" svg:x="-0.121cm" svg:y="0.837cm" presentation:class="title" presentation:placeholder="true">
        <draw:text-box/>
      </draw:frame>
      <draw:frame presentation:style-name="Default-outline1" draw:layer="backgroundobjects" svg:width="26.229cm" svg:height="12.18cm" svg:x="1.735cm" svg:y="4.913cm" presentation:class="outline" presentation:placeholder="true">
        <draw:text-box/>
      </draw:frame>
      <draw:frame draw:style-name="Mgr5" draw:text-style-name="MP6" draw:layer="backgroundobjects" svg:width="2.534cm" svg:height="0.747cm" svg:x="26.959cm" svg:y="20.168cm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21.219cm" svg:height="10.476cm" svg:x="0.185cm" svg:y="2.123cm" presentation:class="page"/>
        <draw:frame presentation:style-name="Default-notes" draw:layer="backgroundobjects" svg:width="16.771cm" svg:height="12.572cm" svg:x="2.409cm" svg:y="13.271cm" presentation:class="notes" presentation:placeholder="true">
          <draw:text-box/>
        </draw:frame>
        <draw:frame presentation:style-name="Mpr1" draw:text-style-name="MP2" draw:layer="backgroundobjects" svg:width="2.318cm" svg:height="1.396cm" svg:x="3.525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2.906cm" svg:height="1.396cm" svg:x="15.45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2.076cm" svg:height="1.396cm" svg:x="3.646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2.491cm" svg:height="1.396cm" svg:x="15.65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0:32:05.041940212</meta:creation-date>
    <meta:editing-duration>PT14H43M2S</meta:editing-duration>
    <meta:editing-cycles>37</meta:editing-cycles>
    <meta:generator>LibreOffice/7.6.4.1$Linux_X86_64 LibreOffice_project/60$Build-1</meta:generator>
    <dc:title>A4LandscapeDejavu</dc:title>
    <dc:date>2024-02-02T13:39:14.169627924</dc:date>
    <meta:print-date>2024-01-24T20:46:40.384039008</meta:print-date>
    <meta:printed-by>PDF files</meta:printed-by>
    <meta:document-statistic meta:object-count="576"/>
    <meta:user-defined meta:name="Author">PGLPM</meta:user-defined>
  </office:meta>
</office:document-meta>
</file>